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8902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2898in"/>
    </style:style>
    <style:style style:name="co4" style:family="table-column">
      <style:table-column-properties fo:break-before="auto" style:column-width="1.2972in"/>
    </style:style>
    <style:style style:name="co5" style:family="table-column">
      <style:table-column-properties fo:break-before="auto" style:column-width="1.1075in"/>
    </style:style>
    <style:style style:name="co6" style:family="table-column">
      <style:table-column-properties fo:break-before="auto" style:column-width="1.0327in"/>
    </style:style>
    <style:style style:name="ro1" style:family="table-row">
      <style:table-row-properties style:row-height="0.486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number:date-style style:name="N31">
      <number:day-of-week/>
      <number:text> </number:text>
      <number:day number:style="long"/>
      <number:text>/</number:text>
      <number:month number:textual="true"/>
      <number:text> </number:text>
      <number:year/>
    </number:dat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 style:data-style-name="N31"/>
    <style:style style:name="ce9" style:family="table-cell" style:parent-style-name="Default" style:data-style-name="N31">
      <style:table-cell-properties fo:background-color="#708090"/>
    </style:style>
    <style:style style:name="ce2" style:family="table-cell" style:parent-style-name="Default" style:data-style-name="N37"/>
    <style:style style:name="ce7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ce6" style:family="table-cell" style:parent-style-name="Default">
      <style:text-properties style:use-window-font-color="true"/>
    </style:style>
    <style:style style:name="ce12" style:family="table-cell" style:parent-style-name="Default">
      <style:table-cell-properties fo:background-color="#708090"/>
    </style:style>
    <style:style style:name="ce3" style:family="table-cell" style:parent-style-name="Default" style:data-style-name="N11"/>
    <style:style style:name="ce15" style:family="table-cell" style:parent-style-name="Default" style:data-style-name="N11">
      <style:table-cell-properties fo:background-color="#708090"/>
    </style:style>
    <style:style style:name="ce10" style:family="table-cell" style:parent-style-name="Default" style:data-style-name="N11">
      <style:text-properties style:use-window-font-color="true"/>
    </style:style>
    <style:style style:name="ce24" style:family="table-cell" style:parent-style-name="Default" style:data-style-name="N2">
      <style:text-properties style:use-window-font-color="true"/>
    </style:style>
    <style:style style:name="ce13" style:family="table-cell" style:parent-style-name="Default" style:data-style-name="N2"/>
    <style:style style:name="ce21" style:family="table-cell" style:parent-style-name="Default" style:data-style-name="N2">
      <style:table-cell-properties fo:background-color="#708090"/>
    </style:style>
    <style:style style:name="ce16" style:family="table-cell" style:parent-style-name="Default" style:data-style-name="N131"/>
    <style:style style:name="ce23" style:family="table-cell" style:parent-style-name="Default" style:data-style-name="N131">
      <style:table-cell-properties fo:background-color="#70809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textarea-horizontal-align="center"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Massachusetts" table:style-name="ta1">
        <table:shapes>
          <draw:frame draw:z-index="0" draw:style-name="gr1" draw:text-style-name="P1" svg:width="6.2988in" svg:height="3.5429in" svg:x="20.8843in" svg:y="0.5673in">
            <draw:object draw:notify-on-update-of-ranges="Massachusetts.Q2:Massachusetts.Q35 Massachusetts.T1:Massachusetts.T1 Massachusetts.T2:Massachusetts.T35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default-cell-style-name="ce5"/>
        <table:table-column table:style-name="co2" table:number-columns-repeated="2" table:default-cell-style-name="Default"/>
        <table:table-column table:style-name="co2" table:number-columns-repeated="2" table:default-cell-style-name="ce3"/>
        <table:table-column table:style-name="co2" table:default-cell-style-name="ce24"/>
        <table:table-column table:style-name="co2" table:number-columns-repeated="2" table:default-cell-style-name="Default"/>
        <table:table-column table:style-name="co3" table:default-cell-style-name="ce3"/>
        <table:table-column table:style-name="co4" table:default-cell-style-name="ce13"/>
        <table:table-column table:style-name="co2" table:number-columns-repeated="3" table:default-cell-style-name="ce16"/>
        <table:table-column table:style-name="co5" table:default-cell-style-name="ce16"/>
        <table:table-column table:style-name="co5" table:default-cell-style-name="ce13"/>
        <table:table-column table:style-name="co6" table:default-cell-style-name="Default"/>
        <table:table-column table:style-name="co2" table:default-cell-style-name="Default"/>
        <table:table-column table:style-name="co2" table:number-columns-repeated="3" table:default-cell-style-name="ce13"/>
        <table:table-column table:style-name="co2" table:number-columns-repeated="44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7" office:value-type="string" calcext:value-type="string">
            <text:p>Total Cases</text:p>
          </table:table-cell>
          <table:table-cell table:style-name="ce1" office:value-type="string" calcext:value-type="string">
            <text:p>New Cases</text:p>
          </table:table-cell>
          <table:table-cell table:style-name="ce7" office:value-type="string" calcext:value-type="string">
            <text:p>% Increase DoD</text:p>
          </table:table-cell>
          <table:table-cell table:style-name="ce7" office:value-type="string" calcext:value-type="string">
            <text:p>Change in 7-Day Growth</text:p>
          </table:table-cell>
          <table:table-cell table:style-name="ce7"/>
          <table:table-cell table:style-name="ce1"/>
          <table:table-cell office:value-type="string" calcext:value-type="string">
            <text:p>Total Deaths</text:p>
          </table:table-cell>
          <table:table-cell table:style-name="ce7" office:value-type="string" calcext:value-type="string">
            <text:p>7-Day Avg Chg Case Grwth</text:p>
          </table:table-cell>
          <table:table-cell table:style-name="ce7" office:value-type="string" calcext:value-type="string">
            <text:p>Std Dev of New Cases</text:p>
          </table:table-cell>
          <table:table-cell table:style-name="ce7" office:value-type="string" calcext:value-type="string">
            <text:p>DOD Mean New Cases</text:p>
          </table:table-cell>
          <table:table-cell table:style-name="ce7" office:value-type="string" calcext:value-type="string">
            <text:p>7 Day New Case Variance</text:p>
          </table:table-cell>
          <table:table-cell table:style-name="ce7" office:value-type="string" calcext:value-type="string">
            <text:p>7 Day New Case St Dev</text:p>
          </table:table-cell>
          <table:table-cell table:style-name="ce7" office:value-type="string" calcext:value-type="string">
            <text:p>7 Day New Case Avg</text:p>
          </table:table-cell>
          <table:table-cell table:style-name="ce7" office:value-type="string" calcext:value-type="string">
            <text:p>New Case Norm Dist</text:p>
          </table:table-cell>
          <table:table-cell table:style-name="ce7" table:formula="of:=[.C1]" office:value-type="string" office:string-value="New Cases" calcext:value-type="string">
            <text:p>New Cases</text:p>
          </table:table-cell>
          <table:table-cell table:formula="of:=[.B1]" office:value-type="string" office:string-value="Total Cases" calcext:value-type="string">
            <text:p>Total Cases</text:p>
          </table:table-cell>
          <table:table-cell table:style-name="ce7" office:value-type="string" calcext:value-type="string">
            <text:p>St DevTot Cases</text:p>
          </table:table-cell>
          <table:table-cell table:style-name="ce7" office:value-type="string" calcext:value-type="string">
            <text:p>Mean of Tot Cases</text:p>
          </table:table-cell>
          <table:table-cell table:style-name="ce7" office:value-type="string" calcext:value-type="string">
            <text:p>Tot Case Norm Dist</text:p>
          </table:table-cell>
          <table:table-cell table:number-columns-repeated="44"/>
        </table:table-row>
        <table:table-row table:style-name="ro2">
          <table:table-cell office:value-type="date" office:date-value="2020-03-04" calcext:value-type="date">
            <text:p>Wed 04/Mar 2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office:value-type="float" office:value="0" calcext:value-type="float">
            <text:p>0.00</text:p>
          </table:table-cell>
          <table:table-cell table:formula="of:=AVERAGE([.$C$2:.C2])" office:value-type="float" office:value="2" calcext:value-type="float">
            <text:p>2.000</text:p>
          </table:table-cell>
          <table:table-cell table:style-name="ce13"/>
          <table:table-cell table:number-columns-repeated="2"/>
          <table:table-cell table:formula="of:=(COM.MICROSOFT.NORM.DIST([.P2];[.$K$34];[.$J$34];FALSE()))*10000" office:value-type="float" office:value="6.15951259982102" calcext:value-type="float">
            <text:p>6.16</text:p>
          </table:table-cell>
          <table:table-cell table:formula="of:=[.C2]" office:value-type="float" office:value="2" calcext:value-type="float">
            <text:p>2</text:p>
          </table:table-cell>
          <table:table-cell table:formula="of:=[.B2]" office:value-type="float" office:value="2" calcext:value-type="float">
            <text:p>2</text:p>
          </table:table-cell>
          <table:table-cell table:number-columns-repeated="2"/>
          <table:table-cell table:formula="of:=(COM.MICROSOFT.NORM.DIST([.Q2];[.$S$37];[.$R$37];FALSE()))*10000" office:value-type="float" office:value="0.58699146137551" calcext:value-type="float">
            <text:p>0.59</text:p>
          </table:table-cell>
          <table:table-cell table:number-columns-repeated="44"/>
        </table:table-row>
        <table:table-row table:style-name="ro2">
          <table:table-cell office:value-type="date" office:date-value="2020-03-05" calcext:value-type="date">
            <text:p>Thu 05/Mar 20</text:p>
          </table:table-cell>
          <table:table-cell office:value-type="float" office:value="3" calcext:value-type="float">
            <text:p>3</text:p>
          </table:table-cell>
          <table:table-cell table:formula="of:=[.B3]-[.B2]" office:value-type="float" office:value="1" calcext:value-type="float">
            <text:p>1</text:p>
          </table:table-cell>
          <table:table-cell table:number-columns-repeated="2"/>
          <table:table-cell table:style-name="ce10"/>
          <table:table-cell table:number-columns-repeated="2"/>
          <table:table-cell table:style-name="Default"/>
          <table:table-cell table:formula="of:=COM.MICROSOFT.STDEV.S([.C$2:.C3])" office:value-type="float" office:value="0.707106781186548" calcext:value-type="float">
            <text:p>0.71</text:p>
          </table:table-cell>
          <table:table-cell table:formula="of:=AVERAGE([.$C$2:.C3])" office:value-type="float" office:value="1.5" calcext:value-type="float">
            <text:p>1.500</text:p>
          </table:table-cell>
          <table:table-cell table:style-name="ce3"/>
          <table:table-cell table:number-columns-repeated="2"/>
          <table:table-cell table:formula="of:=(COM.MICROSOFT.NORM.DIST([.P3];[.$K$34];[.$J$34];FALSE()))*10000" office:value-type="float" office:value="6.14896173913859" calcext:value-type="float">
            <text:p>6.15</text:p>
          </table:table-cell>
          <table:table-cell table:formula="of:=[.C3]" office:value-type="float" office:value="1" calcext:value-type="float">
            <text:p>1</text:p>
          </table:table-cell>
          <table:table-cell table:formula="of:=[.B3]" office:value-type="float" office:value="3" calcext:value-type="float">
            <text:p>3</text:p>
          </table:table-cell>
          <table:table-cell table:number-columns-repeated="2"/>
          <table:table-cell table:formula="of:=(COM.MICROSOFT.NORM.DIST([.Q3];[.$S$37];[.$R$37];FALSE()))*10000" office:value-type="float" office:value="0.587078930588748" calcext:value-type="float">
            <text:p>0.59</text:p>
          </table:table-cell>
          <table:table-cell table:number-columns-repeated="44"/>
        </table:table-row>
        <table:table-row table:style-name="ro2">
          <table:table-cell office:value-type="date" office:date-value="2020-03-06" calcext:value-type="date">
            <text:p>Fri 06/Mar 20</text:p>
          </table:table-cell>
          <table:table-cell office:value-type="float" office:value="8" calcext:value-type="float">
            <text:p>8</text:p>
          </table:table-cell>
          <table:table-cell table:formula="of:=[.B4]-[.B3]" office:value-type="float" office:value="5" calcext:value-type="float">
            <text:p>5</text:p>
          </table:table-cell>
          <table:table-cell table:number-columns-repeated="5"/>
          <table:table-cell table:style-name="Default"/>
          <table:table-cell table:formula="of:=COM.MICROSOFT.STDEV.S([.C$2:.C4])" office:value-type="float" office:value="2.08166599946613" calcext:value-type="float">
            <text:p>2.08</text:p>
          </table:table-cell>
          <table:table-cell table:formula="of:=AVERAGE([.$C$2:.C4])" office:value-type="float" office:value="2.66666666666667" calcext:value-type="float">
            <text:p>2.667</text:p>
          </table:table-cell>
          <table:table-cell table:style-name="ce3"/>
          <table:table-cell table:number-columns-repeated="2"/>
          <table:table-cell table:formula="of:=(COM.MICROSOFT.NORM.DIST([.P4];[.$K$34];[.$J$34];FALSE()))*10000" office:value-type="float" office:value="6.19110513244142" calcext:value-type="float">
            <text:p>6.19</text:p>
          </table:table-cell>
          <table:table-cell table:formula="of:=[.C4]" office:value-type="float" office:value="5" calcext:value-type="float">
            <text:p>5</text:p>
          </table:table-cell>
          <table:table-cell table:formula="of:=[.B4]" office:value-type="float" office:value="8" calcext:value-type="float">
            <text:p>8</text:p>
          </table:table-cell>
          <table:table-cell table:number-columns-repeated="2"/>
          <table:table-cell table:formula="of:=(COM.MICROSOFT.NORM.DIST([.Q4];[.$S$37];[.$R$37];FALSE()))*10000" office:value-type="float" office:value="0.587516132671321" calcext:value-type="float">
            <text:p>0.59</text:p>
          </table:table-cell>
          <table:table-cell table:number-columns-repeated="44"/>
        </table:table-row>
        <table:table-row table:style-name="ro2">
          <table:table-cell office:value-type="date" office:date-value="2020-03-07" calcext:value-type="date">
            <text:p>Sat 07/Mar 20</text:p>
          </table:table-cell>
          <table:table-cell office:value-type="float" office:value="13" calcext:value-type="float">
            <text:p>13</text:p>
          </table:table-cell>
          <table:table-cell table:formula="of:=[.B5]-[.B4]" office:value-type="float" office:value="5" calcext:value-type="float">
            <text:p>5</text:p>
          </table:table-cell>
          <table:table-cell/>
          <table:table-cell table:formula="of:=(([.$B5]/[.$B2])^(1/3))-1" office:value-type="percentage" office:value="0.866255578408624" calcext:value-type="percentage">
            <text:p>86.63%</text:p>
          </table:table-cell>
          <table:table-cell table:number-columns-repeated="3"/>
          <table:table-cell table:style-name="Default"/>
          <table:table-cell table:formula="of:=COM.MICROSOFT.STDEV.S([.C$2:.C5])" office:value-type="float" office:value="2.06155281280883" calcext:value-type="float">
            <text:p>2.06</text:p>
          </table:table-cell>
          <table:table-cell table:formula="of:=AVERAGE([.$C$2:.C5])" office:value-type="float" office:value="3.25" calcext:value-type="float">
            <text:p>3.250</text:p>
          </table:table-cell>
          <table:table-cell table:style-name="ce3"/>
          <table:table-cell table:number-columns-repeated="2"/>
          <table:table-cell table:formula="of:=(COM.MICROSOFT.NORM.DIST([.P5];[.$K$34];[.$J$34];FALSE()))*10000" office:value-type="float" office:value="6.19110513244142" calcext:value-type="float">
            <text:p>6.19</text:p>
          </table:table-cell>
          <table:table-cell table:formula="of:=[.C5]" office:value-type="float" office:value="5" calcext:value-type="float">
            <text:p>5</text:p>
          </table:table-cell>
          <table:table-cell table:formula="of:=[.B5]" office:value-type="float" office:value="13" calcext:value-type="float">
            <text:p>13</text:p>
          </table:table-cell>
          <table:table-cell table:number-columns-repeated="2"/>
          <table:table-cell table:formula="of:=(COM.MICROSOFT.NORM.DIST([.Q5];[.$S$37];[.$R$37];FALSE()))*10000" office:value-type="float" office:value="0.587953094032432" calcext:value-type="float">
            <text:p>0.59</text:p>
          </table:table-cell>
          <table:table-cell table:number-columns-repeated="44"/>
        </table:table-row>
        <table:table-row table:style-name="ro2">
          <table:table-cell office:value-type="date" office:date-value="2020-03-08" calcext:value-type="date">
            <text:p>Sun 08/Mar 20</text:p>
          </table:table-cell>
          <table:table-cell office:value-type="float" office:value="28" calcext:value-type="float">
            <text:p>28</text:p>
          </table:table-cell>
          <table:table-cell table:formula="of:=[.B6]-[.B5]" office:value-type="float" office:value="15" calcext:value-type="float">
            <text:p>15</text:p>
          </table:table-cell>
          <table:table-cell/>
          <table:table-cell table:formula="of:=(([.$B6]/[.$B2])^(1/4))-1" office:value-type="percentage" office:value="0.934336420267669" calcext:value-type="percentage">
            <text:p>93.43%</text:p>
          </table:table-cell>
          <table:table-cell table:number-columns-repeated="3"/>
          <table:table-cell table:style-name="Default"/>
          <table:table-cell table:formula="of:=COM.MICROSOFT.STDEV.S([.C$2:.C6])" office:value-type="float" office:value="5.54977477020464" calcext:value-type="float">
            <text:p>5.55</text:p>
          </table:table-cell>
          <table:table-cell table:formula="of:=AVERAGE([.$C$2:.C6])" office:value-type="float" office:value="5.6" calcext:value-type="float">
            <text:p>5.600</text:p>
          </table:table-cell>
          <table:table-cell table:style-name="ce3"/>
          <table:table-cell table:number-columns-repeated="2"/>
          <table:table-cell table:formula="of:=(COM.MICROSOFT.NORM.DIST([.P6];[.$K$34];[.$J$34];FALSE()))*10000" office:value-type="float" office:value="6.29572874862516" calcext:value-type="float">
            <text:p>6.30</text:p>
          </table:table-cell>
          <table:table-cell table:formula="of:=[.C6]" office:value-type="float" office:value="15" calcext:value-type="float">
            <text:p>15</text:p>
          </table:table-cell>
          <table:table-cell table:formula="of:=[.B6]" office:value-type="float" office:value="28" calcext:value-type="float">
            <text:p>28</text:p>
          </table:table-cell>
          <table:table-cell table:number-columns-repeated="2"/>
          <table:table-cell table:formula="of:=(COM.MICROSOFT.NORM.DIST([.Q6];[.$S$37];[.$R$37];FALSE()))*10000" office:value-type="float" office:value="0.589262523575711" calcext:value-type="float">
            <text:p>0.59</text:p>
          </table:table-cell>
          <table:table-cell table:number-columns-repeated="44"/>
        </table:table-row>
        <table:table-row table:style-name="ro2">
          <table:table-cell office:value-type="date" office:date-value="2020-03-09" calcext:value-type="date">
            <text:p>Mon 09/Mar 20</text:p>
          </table:table-cell>
          <table:table-cell office:value-type="float" office:value="41" calcext:value-type="float">
            <text:p>41</text:p>
          </table:table-cell>
          <table:table-cell table:formula="of:=[.B7]-[.B6]" office:value-type="float" office:value="13" calcext:value-type="float">
            <text:p>13</text:p>
          </table:table-cell>
          <table:table-cell/>
          <table:table-cell table:formula="of:=(([.$B7]/[.$B2])^(1/5))-1" office:value-type="percentage" office:value="0.829577337804414" calcext:value-type="percentage">
            <text:p>82.96%</text:p>
          </table:table-cell>
          <table:table-cell table:number-columns-repeated="3"/>
          <table:table-cell table:style-name="Default"/>
          <table:table-cell table:formula="of:=COM.MICROSOFT.STDEV.S([.C$2:.C7])" office:value-type="float" office:value="5.81090928054007" calcext:value-type="float">
            <text:p>5.81</text:p>
          </table:table-cell>
          <table:table-cell table:formula="of:=AVERAGE([.$C$2:.C7])" office:value-type="float" office:value="6.83333333333333" calcext:value-type="float">
            <text:p>6.833</text:p>
          </table:table-cell>
          <table:table-cell table:style-name="ce3"/>
          <table:table-cell table:number-columns-repeated="2"/>
          <table:table-cell table:formula="of:=(COM.MICROSOFT.NORM.DIST([.P7];[.$K$34];[.$J$34];FALSE()))*10000" office:value-type="float" office:value="6.27489163183534" calcext:value-type="float">
            <text:p>6.27</text:p>
          </table:table-cell>
          <table:table-cell table:formula="of:=[.C7]" office:value-type="float" office:value="13" calcext:value-type="float">
            <text:p>13</text:p>
          </table:table-cell>
          <table:table-cell table:formula="of:=[.B7]" office:value-type="float" office:value="41" calcext:value-type="float">
            <text:p>41</text:p>
          </table:table-cell>
          <table:table-cell table:number-columns-repeated="2"/>
          <table:table-cell table:formula="of:=(COM.MICROSOFT.NORM.DIST([.Q7];[.$S$37];[.$R$37];FALSE()))*10000" office:value-type="float" office:value="0.590395581315194" calcext:value-type="float">
            <text:p>0.59</text:p>
          </table:table-cell>
          <table:table-cell table:number-columns-repeated="44"/>
        </table:table-row>
        <table:table-row table:style-name="ro2">
          <table:table-cell office:value-type="date" office:date-value="2020-03-10" calcext:value-type="date">
            <text:p>Tue 10/Mar 20</text:p>
          </table:table-cell>
          <table:table-cell office:value-type="float" office:value="92" calcext:value-type="float">
            <text:p>92</text:p>
          </table:table-cell>
          <table:table-cell table:formula="of:=[.B8]-[.B7]" office:value-type="float" office:value="51" calcext:value-type="float">
            <text:p>51</text:p>
          </table:table-cell>
          <table:table-cell/>
          <table:table-cell table:formula="of:=(([.$B8]/[.$B2])^(1/6))-1" office:value-type="percentage" office:value="0.892894046431534" calcext:value-type="percentage">
            <text:p>89.29%</text:p>
          </table:table-cell>
          <table:table-cell table:number-columns-repeated="4"/>
          <table:table-cell table:formula="of:=COM.MICROSOFT.STDEV.S([.C$2:.C8])" office:value-type="float" office:value="17.5159790993688" calcext:value-type="float">
            <text:p>17.52</text:p>
          </table:table-cell>
          <table:table-cell table:formula="of:=AVERAGE([.$C$2:.C8])" office:value-type="float" office:value="13.1428571428571" calcext:value-type="float">
            <text:p>13.143</text:p>
          </table:table-cell>
          <table:table-cell table:formula="of:=COM.MICROSOFT.VAR.S([.C2:.C8])" office:value-type="float" office:value="306.809523809524" calcext:value-type="float">
            <text:p>306.810</text:p>
          </table:table-cell>
          <table:table-cell table:formula="of:=SQRT([.L8])" office:value-type="float" office:value="17.5159790993688" calcext:value-type="float">
            <text:p>17.516</text:p>
          </table:table-cell>
          <table:table-cell table:formula="of:=AVERAGE([.C2:.C8])" office:value-type="float" office:value="13.1428571428571" calcext:value-type="float">
            <text:p>13.143</text:p>
          </table:table-cell>
          <table:table-cell table:formula="of:=(COM.MICROSOFT.NORM.DIST([.P8];[.$K$34];[.$J$34];FALSE()))*10000" office:value-type="float" office:value="6.66211584690387" calcext:value-type="float">
            <text:p>6.66</text:p>
          </table:table-cell>
          <table:table-cell table:formula="of:=[.C8]" office:value-type="float" office:value="51" calcext:value-type="float">
            <text:p>51</text:p>
          </table:table-cell>
          <table:table-cell table:formula="of:=[.B8]" office:value-type="float" office:value="92" calcext:value-type="float">
            <text:p>92</text:p>
          </table:table-cell>
          <table:table-cell table:number-columns-repeated="2"/>
          <table:table-cell table:formula="of:=(COM.MICROSOFT.NORM.DIST([.Q8];[.$S$37];[.$R$37];FALSE()))*10000" office:value-type="float" office:value="0.594824330754956" calcext:value-type="float">
            <text:p>0.59</text:p>
          </table:table-cell>
          <table:table-cell table:number-columns-repeated="44"/>
        </table:table-row>
        <table:table-row table:style-name="ro2">
          <table:table-cell office:value-type="date" office:date-value="2020-03-11" calcext:value-type="date">
            <text:p>Wed 11/Mar 20</text:p>
          </table:table-cell>
          <table:table-cell table:style-name="ce6" office:value-type="float" office:value="95" calcext:value-type="float">
            <text:p>95</text:p>
          </table:table-cell>
          <table:table-cell table:style-name="ce6" table:formula="of:=[.B9]-[.B8]" office:value-type="float" office:value="3" calcext:value-type="float">
            <text:p>3</text:p>
          </table:table-cell>
          <table:table-cell/>
          <table:table-cell table:formula="of:=(([.$B9]/[.$B2])^(1/7))-1" office:value-type="percentage" office:value="0.735911812788615" calcext:value-type="percentage">
            <text:p>73.59%</text:p>
          </table:table-cell>
          <table:table-cell table:number-columns-repeated="3"/>
          <table:table-cell table:formula="of:=(([.$B9]/AVERAGE([.$B2:.$B8]))^(1/8))-1" office:value-type="percentage" office:value="0.171851296487994" calcext:value-type="percentage">
            <text:p>17.19%</text:p>
          </table:table-cell>
          <table:table-cell table:formula="of:=COM.MICROSOFT.STDEV.S([.C$2:.C9])" office:value-type="float" office:value="16.6084100898998" calcext:value-type="float">
            <text:p>16.61</text:p>
          </table:table-cell>
          <table:table-cell table:style-name="Default" table:formula="of:=AVERAGE([.$C$2:.C9])" office:value-type="float" office:value="11.875" calcext:value-type="float">
            <text:p>11.875</text:p>
          </table:table-cell>
          <table:table-cell table:formula="of:=COM.MICROSOFT.VAR.S([.C3:.C9])" office:value-type="float" office:value="303.238095238095" calcext:value-type="float">
            <text:p>303.238</text:p>
          </table:table-cell>
          <table:table-cell table:formula="of:=SQRT([.L9])" office:value-type="float" office:value="17.4137329495457" calcext:value-type="float">
            <text:p>17.414</text:p>
          </table:table-cell>
          <table:table-cell table:formula="of:=AVERAGE([.C3:.C9])" office:value-type="float" office:value="13.2857142857143" calcext:value-type="float">
            <text:p>13.286</text:p>
          </table:table-cell>
          <table:table-cell table:formula="of:=(COM.MICROSOFT.NORM.DIST([.P9];[.$K$34];[.$J$34];FALSE()))*10000" office:value-type="float" office:value="6.17005352752616" calcext:value-type="float">
            <text:p>6.17</text:p>
          </table:table-cell>
          <table:table-cell table:formula="of:=[.C9]" office:value-type="float" office:value="3" calcext:value-type="float">
            <text:p>3</text:p>
          </table:table-cell>
          <table:table-cell table:formula="of:=[.B9]" office:value-type="float" office:value="95" calcext:value-type="float">
            <text:p>95</text:p>
          </table:table-cell>
          <table:table-cell table:number-columns-repeated="2"/>
          <table:table-cell table:formula="of:=(COM.MICROSOFT.NORM.DIST([.Q9];[.$S$37];[.$R$37];FALSE()))*10000" office:value-type="float" office:value="0.595084020484013" calcext:value-type="float">
            <text:p>0.60</text:p>
          </table:table-cell>
          <table:table-cell table:number-columns-repeated="44"/>
        </table:table-row>
        <table:table-row table:style-name="ro2">
          <table:table-cell office:value-type="date" office:date-value="2020-03-12" calcext:value-type="date">
            <text:p>Thu 12/Mar 20</text:p>
          </table:table-cell>
          <table:table-cell office:value-type="float" office:value="108" calcext:value-type="float">
            <text:p>108</text:p>
          </table:table-cell>
          <table:table-cell table:formula="of:=[.B10]-[.B9]" office:value-type="float" office:value="13" calcext:value-type="float">
            <text:p>13</text:p>
          </table:table-cell>
          <table:table-cell table:formula="of:=([.C10]/[.B9])" office:value-type="percentage" office:value="0.136842105263158" calcext:value-type="percentage">
            <text:p>13.68%</text:p>
          </table:table-cell>
          <table:table-cell table:formula="of:=(([.$B10]/[.$B3])^(1/7))-1" office:value-type="percentage" office:value="0.668510441026825" calcext:value-type="percentage">
            <text:p>66.85%</text:p>
          </table:table-cell>
          <table:table-cell table:number-columns-repeated="3"/>
          <table:table-cell table:formula="of:=(([.$B10]/AVERAGE([.$B3:.$B9]))^(1/8))-1" office:value-type="percentage" office:value="0.132193013221996" calcext:value-type="percentage">
            <text:p>13.22%</text:p>
          </table:table-cell>
          <table:table-cell table:formula="of:=COM.MICROSOFT.STDEV.S([.C$2:.C10])" office:value-type="float" office:value="15.5402702679201" calcext:value-type="float">
            <text:p>15.54</text:p>
          </table:table-cell>
          <table:table-cell table:formula="of:=AVERAGE([.$C$2:.C10])" office:value-type="float" office:value="12" calcext:value-type="float">
            <text:p>12.000</text:p>
          </table:table-cell>
          <table:table-cell table:formula="of:=COM.MICROSOFT.VAR.S([.C4:.C10])" office:value-type="float" office:value="274.666666666667" calcext:value-type="float">
            <text:p>274.667</text:p>
          </table:table-cell>
          <table:table-cell table:formula="of:=SQRT([.L10])" office:value-type="float" office:value="16.5730705262081" calcext:value-type="float">
            <text:p>16.573</text:p>
          </table:table-cell>
          <table:table-cell table:formula="of:=AVERAGE([.C4:.C10])" office:value-type="float" office:value="15" calcext:value-type="float">
            <text:p>15.000</text:p>
          </table:table-cell>
          <table:table-cell table:formula="of:=(COM.MICROSOFT.NORM.DIST([.P10];[.$K$34];[.$J$34];FALSE()))*10000" office:value-type="float" office:value="6.27489163183534" calcext:value-type="float">
            <text:p>6.27</text:p>
          </table:table-cell>
          <table:table-cell table:formula="of:=[.C10]" office:value-type="float" office:value="13" calcext:value-type="float">
            <text:p>13</text:p>
          </table:table-cell>
          <table:table-cell table:formula="of:=[.B10]" office:value-type="float" office:value="108" calcext:value-type="float">
            <text:p>108</text:p>
          </table:table-cell>
          <table:table-cell table:number-columns-repeated="2"/>
          <table:table-cell table:formula="of:=(COM.MICROSOFT.NORM.DIST([.Q10];[.$S$37];[.$R$37];FALSE()))*10000" office:value-type="float" office:value="0.596208264473748" calcext:value-type="float">
            <text:p>0.60</text:p>
          </table:table-cell>
          <table:table-cell table:number-columns-repeated="44"/>
        </table:table-row>
        <table:table-row table:style-name="ro2">
          <table:table-cell office:value-type="date" office:date-value="2020-03-13" calcext:value-type="date">
            <text:p>Fri 13/Mar 20</text:p>
          </table:table-cell>
          <table:table-cell table:style-name="ce6" office:value-type="float" office:value="123" calcext:value-type="float">
            <text:p>123</text:p>
          </table:table-cell>
          <table:table-cell table:style-name="ce6" table:formula="of:=[.B11]-[.B10]" office:value-type="float" office:value="15" calcext:value-type="float">
            <text:p>15</text:p>
          </table:table-cell>
          <table:table-cell table:formula="of:=([.C11]/[.B10])" office:value-type="percentage" office:value="0.138888888888889" calcext:value-type="percentage">
            <text:p>13.89%</text:p>
          </table:table-cell>
          <table:table-cell table:formula="of:=(([.$B11]/[.$B4])^(1/7))-1" office:value-type="percentage" office:value="0.477559633442333" calcext:value-type="percentage">
            <text:p>47.76%</text:p>
          </table:table-cell>
          <table:table-cell table:number-columns-repeated="3"/>
          <table:table-cell table:formula="of:=(([.$B11]/AVERAGE([.$B4:.$B10]))^(1/8))-1" office:value-type="percentage" office:value="0.105841292831143" calcext:value-type="percentage">
            <text:p>10.58%</text:p>
          </table:table-cell>
          <table:table-cell table:formula="of:=COM.MICROSOFT.STDEV.S([.C$2:.C11])" office:value-type="float" office:value="14.682188755995" calcext:value-type="float">
            <text:p>14.68</text:p>
          </table:table-cell>
          <table:table-cell table:formula="of:=AVERAGE([.$C$2:.C11])" office:value-type="float" office:value="12.3" calcext:value-type="float">
            <text:p>12.300</text:p>
          </table:table-cell>
          <table:table-cell table:formula="of:=COM.MICROSOFT.VAR.S([.C5:.C11])" office:value-type="float" office:value="255.619047619048" calcext:value-type="float">
            <text:p>255.619</text:p>
          </table:table-cell>
          <table:table-cell table:formula="of:=SQRT([.L11])" office:value-type="float" office:value="15.988090805942" calcext:value-type="float">
            <text:p>15.988</text:p>
          </table:table-cell>
          <table:table-cell table:formula="of:=AVERAGE([.C5:.C11])" office:value-type="float" office:value="16.4285714285714" calcext:value-type="float">
            <text:p>16.429</text:p>
          </table:table-cell>
          <table:table-cell table:formula="of:=(COM.MICROSOFT.NORM.DIST([.P11];[.$K$34];[.$J$34];FALSE()))*10000" office:value-type="float" office:value="6.29572874862516" calcext:value-type="float">
            <text:p>6.30</text:p>
          </table:table-cell>
          <table:table-cell table:formula="of:=[.C11]" office:value-type="float" office:value="15" calcext:value-type="float">
            <text:p>15</text:p>
          </table:table-cell>
          <table:table-cell table:formula="of:=[.B11]" office:value-type="float" office:value="123" calcext:value-type="float">
            <text:p>123</text:p>
          </table:table-cell>
          <table:table-cell table:number-columns-repeated="2"/>
          <table:table-cell table:formula="of:=(COM.MICROSOFT.NORM.DIST([.Q11];[.$S$37];[.$R$37];FALSE()))*10000" office:value-type="float" office:value="0.59750327426971" calcext:value-type="float">
            <text:p>0.60</text:p>
          </table:table-cell>
          <table:table-cell table:number-columns-repeated="44"/>
        </table:table-row>
        <table:table-row table:style-name="ro2">
          <table:table-cell office:value-type="date" office:date-value="2020-03-14" calcext:value-type="date">
            <text:p>Sat 14/Mar 20</text:p>
          </table:table-cell>
          <table:table-cell office:value-type="float" office:value="138" calcext:value-type="float">
            <text:p>138</text:p>
          </table:table-cell>
          <table:table-cell table:formula="of:=[.B12]-[.B11]" office:value-type="float" office:value="15" calcext:value-type="float">
            <text:p>15</text:p>
          </table:table-cell>
          <table:table-cell table:formula="of:=([.C12]/[.B11])" office:value-type="percentage" office:value="0.121951219512195" calcext:value-type="percentage">
            <text:p>12.20%</text:p>
          </table:table-cell>
          <table:table-cell table:formula="of:=(([.$B12]/[.$B5])^(1/7))-1" office:value-type="percentage" office:value="0.401400434236989" calcext:value-type="percentage">
            <text:p>40.14%</text:p>
          </table:table-cell>
          <table:table-cell table:number-columns-repeated="3"/>
          <table:table-cell table:formula="of:=(([.$B12]/AVERAGE([.$B5:.$B11]))^(1/8))-1" office:value-type="percentage" office:value="0.085802632508545" calcext:value-type="percentage">
            <text:p>8.58%</text:p>
          </table:table-cell>
          <table:table-cell table:formula="of:=COM.MICROSOFT.STDEV.S([.C$2:.C12])" office:value-type="float" office:value="13.9525168794998" calcext:value-type="float">
            <text:p>13.95</text:p>
          </table:table-cell>
          <table:table-cell table:formula="of:=AVERAGE([.$C$2:.C12])" office:value-type="float" office:value="12.5454545454545" calcext:value-type="float">
            <text:p>12.545</text:p>
          </table:table-cell>
          <table:table-cell table:formula="of:=COM.MICROSOFT.VAR.S([.C6:.C12])" office:value-type="float" office:value="231.809523809524" calcext:value-type="float">
            <text:p>231.810</text:p>
          </table:table-cell>
          <table:table-cell table:formula="of:=SQRT([.L12])" office:value-type="float" office:value="15.2252922405294" calcext:value-type="float">
            <text:p>15.225</text:p>
          </table:table-cell>
          <table:table-cell table:formula="of:=AVERAGE([.C6:.C12])" office:value-type="float" office:value="17.8571428571429" calcext:value-type="float">
            <text:p>17.857</text:p>
          </table:table-cell>
          <table:table-cell table:formula="of:=(COM.MICROSOFT.NORM.DIST([.P12];[.$K$34];[.$J$34];FALSE()))*10000" office:value-type="float" office:value="6.29572874862516" calcext:value-type="float">
            <text:p>6.30</text:p>
          </table:table-cell>
          <table:table-cell table:formula="of:=[.C12]" office:value-type="float" office:value="15" calcext:value-type="float">
            <text:p>15</text:p>
          </table:table-cell>
          <table:table-cell table:formula="of:=[.B12]" office:value-type="float" office:value="138" calcext:value-type="float">
            <text:p>138</text:p>
          </table:table-cell>
          <table:table-cell table:number-columns-repeated="2"/>
          <table:table-cell table:formula="of:=(COM.MICROSOFT.NORM.DIST([.Q12];[.$S$37];[.$R$37];FALSE()))*10000" office:value-type="float" office:value="0.598795906130518" calcext:value-type="float">
            <text:p>0.60</text:p>
          </table:table-cell>
          <table:table-cell table:number-columns-repeated="44"/>
        </table:table-row>
        <table:table-row table:style-name="ro2">
          <table:table-cell office:value-type="date" office:date-value="2020-03-15" calcext:value-type="date">
            <text:p>Sun 15/Mar 20</text:p>
          </table:table-cell>
          <table:table-cell office:value-type="float" office:value="164" calcext:value-type="float">
            <text:p>164</text:p>
          </table:table-cell>
          <table:table-cell table:formula="of:=[.B13]-[.B12]" office:value-type="float" office:value="26" calcext:value-type="float">
            <text:p>26</text:p>
          </table:table-cell>
          <table:table-cell table:formula="of:=([.C13]/[.B12])" office:value-type="percentage" office:value="0.188405797101449" calcext:value-type="percentage">
            <text:p>18.84%</text:p>
          </table:table-cell>
          <table:table-cell table:formula="of:=(([.$B13]/[.$B6])^(1/7))-1" office:value-type="percentage" office:value="0.287269271755295" calcext:value-type="percentage">
            <text:p>28.73%</text:p>
          </table:table-cell>
          <table:table-cell table:number-columns-repeated="3"/>
          <table:table-cell table:formula="of:=(([.$B13]/AVERAGE([.$B6:.$B12]))^(1/8))-1" office:value-type="percentage" office:value="0.0789659360943336" calcext:value-type="percentage">
            <text:p>7.90%</text:p>
          </table:table-cell>
          <table:table-cell table:formula="of:=COM.MICROSOFT.STDEV.S([.C$2:.C13])" office:value-type="float" office:value="13.8585932208362" calcext:value-type="float">
            <text:p>13.86</text:p>
          </table:table-cell>
          <table:table-cell table:formula="of:=AVERAGE([.$C$2:.C13])" office:value-type="float" office:value="13.6666666666667" calcext:value-type="float">
            <text:p>13.667</text:p>
          </table:table-cell>
          <table:table-cell table:formula="of:=COM.MICROSOFT.VAR.S([.C7:.C13])" office:value-type="float" office:value="238.619047619048" calcext:value-type="float">
            <text:p>238.619</text:p>
          </table:table-cell>
          <table:table-cell table:formula="of:=SQRT([.L13])" office:value-type="float" office:value="15.4472990396071" calcext:value-type="float">
            <text:p>15.447</text:p>
          </table:table-cell>
          <table:table-cell table:formula="of:=AVERAGE([.C7:.C13])" office:value-type="float" office:value="19.4285714285714" calcext:value-type="float">
            <text:p>19.429</text:p>
          </table:table-cell>
          <table:table-cell table:formula="of:=(COM.MICROSOFT.NORM.DIST([.P13];[.$K$34];[.$J$34];FALSE()))*10000" office:value-type="float" office:value="6.40949314469227" calcext:value-type="float">
            <text:p>6.41</text:p>
          </table:table-cell>
          <table:table-cell table:formula="of:=[.C13]" office:value-type="float" office:value="26" calcext:value-type="float">
            <text:p>26</text:p>
          </table:table-cell>
          <table:table-cell table:formula="of:=[.B13]" office:value-type="float" office:value="164" calcext:value-type="float">
            <text:p>164</text:p>
          </table:table-cell>
          <table:table-cell table:number-columns-repeated="2"/>
          <table:table-cell table:formula="of:=(COM.MICROSOFT.NORM.DIST([.Q13];[.$S$37];[.$R$37];FALSE()))*10000" office:value-type="float" office:value="0.601030753657412" calcext:value-type="float">
            <text:p>0.60</text:p>
          </table:table-cell>
          <table:table-cell table:number-columns-repeated="44"/>
        </table:table-row>
        <table:table-row table:style-name="ro2">
          <table:table-cell office:value-type="date" office:date-value="2020-03-16" calcext:value-type="date">
            <text:p>Mon 16/Mar 20</text:p>
          </table:table-cell>
          <table:table-cell office:value-type="float" office:value="197" calcext:value-type="float">
            <text:p>197</text:p>
          </table:table-cell>
          <table:table-cell table:formula="of:=[.B14]-[.B13]" office:value-type="float" office:value="33" calcext:value-type="float">
            <text:p>33</text:p>
          </table:table-cell>
          <table:table-cell table:formula="of:=([.C14]/[.B13])" office:value-type="percentage" office:value="0.201219512195122" calcext:value-type="percentage">
            <text:p>20.12%</text:p>
          </table:table-cell>
          <table:table-cell table:formula="of:=(([.$B14]/[.$B7])^(1/7))-1" office:value-type="percentage" office:value="0.251362671287395" calcext:value-type="percentage">
            <text:p>25.14%</text:p>
          </table:table-cell>
          <table:table-cell table:number-columns-repeated="3"/>
          <table:table-cell table:formula="of:=(([.$B14]/AVERAGE([.$B7:.$B13]))^(1/8))-1" office:value-type="percentage" office:value="0.0771407373567758" calcext:value-type="percentage">
            <text:p>7.71%</text:p>
          </table:table-cell>
          <table:table-cell table:formula="of:=COM.MICROSOFT.STDEV.S([.C$2:.C14])" office:value-type="float" office:value="14.3111038116454" calcext:value-type="float">
            <text:p>14.31</text:p>
          </table:table-cell>
          <table:table-cell table:formula="of:=AVERAGE([.$C$2:.C14])" office:value-type="float" office:value="15.1538461538462" calcext:value-type="float">
            <text:p>15.154</text:p>
          </table:table-cell>
          <table:table-cell table:formula="of:=COM.MICROSOFT.VAR.S([.C8:.C14])" office:value-type="float" office:value="252.904761904762" calcext:value-type="float">
            <text:p>252.905</text:p>
          </table:table-cell>
          <table:table-cell table:formula="of:=SQRT([.L14])" office:value-type="float" office:value="15.9029796549188" calcext:value-type="float">
            <text:p>15.903</text:p>
          </table:table-cell>
          <table:table-cell table:formula="of:=AVERAGE([.C8:.C14])" office:value-type="float" office:value="22.2857142857143" calcext:value-type="float">
            <text:p>22.286</text:p>
          </table:table-cell>
          <table:table-cell table:formula="of:=(COM.MICROSOFT.NORM.DIST([.P14];[.$K$34];[.$J$34];FALSE()))*10000" office:value-type="float" office:value="6.48110104533881" calcext:value-type="float">
            <text:p>6.48</text:p>
          </table:table-cell>
          <table:table-cell table:formula="of:=[.C14]" office:value-type="float" office:value="33" calcext:value-type="float">
            <text:p>33</text:p>
          </table:table-cell>
          <table:table-cell table:formula="of:=[.B14]" office:value-type="float" office:value="197" calcext:value-type="float">
            <text:p>197</text:p>
          </table:table-cell>
          <table:table-cell table:number-columns-repeated="2"/>
          <table:table-cell table:formula="of:=(COM.MICROSOFT.NORM.DIST([.Q14];[.$S$37];[.$R$37];FALSE()))*10000" office:value-type="float" office:value="0.6038566576934" calcext:value-type="float">
            <text:p>0.60</text:p>
          </table:table-cell>
          <table:table-cell table:number-columns-repeated="44"/>
        </table:table-row>
        <table:table-row table:style-name="ro2">
          <table:table-cell office:value-type="date" office:date-value="2020-03-17" calcext:value-type="date">
            <text:p>Tue 17/Mar 20</text:p>
          </table:table-cell>
          <table:table-cell office:value-type="float" office:value="218" calcext:value-type="float">
            <text:p>218</text:p>
          </table:table-cell>
          <table:table-cell table:formula="of:=[.B15]-[.B14]" office:value-type="float" office:value="21" calcext:value-type="float">
            <text:p>21</text:p>
          </table:table-cell>
          <table:table-cell table:formula="of:=([.C15]/[.B14])" office:value-type="percentage" office:value="0.106598984771574" calcext:value-type="percentage">
            <text:p>10.66%</text:p>
          </table:table-cell>
          <table:table-cell table:formula="of:=(([.$B15]/[.$B8])^(1/7))-1" office:value-type="percentage" office:value="0.131160145717293" calcext:value-type="percentage">
            <text:p>13.12%</text:p>
          </table:table-cell>
          <table:table-cell table:number-columns-repeated="3"/>
          <table:table-cell table:formula="of:=(([.$B15]/AVERAGE([.$B8:.$B14]))^(1/8))-1" office:value-type="percentage" office:value="0.0657323521630613" calcext:value-type="percentage">
            <text:p>6.57%</text:p>
          </table:table-cell>
          <table:table-cell table:formula="of:=COM.MICROSOFT.STDEV.S([.C$2:.C15])" office:value-type="float" office:value="13.8381539771208" calcext:value-type="float">
            <text:p>13.84</text:p>
          </table:table-cell>
          <table:table-cell table:formula="of:=AVERAGE([.$C$2:.C15])" office:value-type="float" office:value="15.5714285714286" calcext:value-type="float">
            <text:p>15.571</text:p>
          </table:table-cell>
          <table:table-cell table:formula="of:=COM.MICROSOFT.VAR.S([.C9:.C15])" office:value-type="float" office:value="94.3333333333333" calcext:value-type="float">
            <text:p>94.333</text:p>
          </table:table-cell>
          <table:table-cell table:formula="of:=SQRT([.L15])" office:value-type="float" office:value="9.71253485622231" calcext:value-type="float">
            <text:p>9.713</text:p>
          </table:table-cell>
          <table:table-cell table:formula="of:=AVERAGE([.C9:.C15])" office:value-type="float" office:value="18" calcext:value-type="float">
            <text:p>18.000</text:p>
          </table:table-cell>
          <table:table-cell table:formula="of:=(COM.MICROSOFT.NORM.DIST([.P15];[.$K$34];[.$J$34];FALSE()))*10000" office:value-type="float" office:value="6.35796276747799" calcext:value-type="float">
            <text:p>6.36</text:p>
          </table:table-cell>
          <table:table-cell table:formula="of:=[.C15]" office:value-type="float" office:value="21" calcext:value-type="float">
            <text:p>21</text:p>
          </table:table-cell>
          <table:table-cell table:formula="of:=[.B15]" office:value-type="float" office:value="218" calcext:value-type="float">
            <text:p>218</text:p>
          </table:table-cell>
          <table:table-cell table:number-columns-repeated="2"/>
          <table:table-cell table:formula="of:=(COM.MICROSOFT.NORM.DIST([.Q15];[.$S$37];[.$R$37];FALSE()))*10000" office:value-type="float" office:value="0.605648643619737" calcext:value-type="float">
            <text:p>0.61</text:p>
          </table:table-cell>
          <table:table-cell table:number-columns-repeated="44"/>
        </table:table-row>
        <table:table-row table:style-name="ro2">
          <table:table-cell office:value-type="date" office:date-value="2020-03-18" calcext:value-type="date">
            <text:p>Wed 18/Mar 20</text:p>
          </table:table-cell>
          <table:table-cell office:value-type="float" office:value="256" calcext:value-type="float">
            <text:p>256</text:p>
          </table:table-cell>
          <table:table-cell table:formula="of:=[.B16]-[.B15]" office:value-type="float" office:value="38" calcext:value-type="float">
            <text:p>38</text:p>
          </table:table-cell>
          <table:table-cell table:formula="of:=([.C16]/[.B15])" office:value-type="percentage" office:value="0.174311926605505" calcext:value-type="percentage">
            <text:p>17.43%</text:p>
          </table:table-cell>
          <table:table-cell table:formula="of:=(([.$B16]/[.$B9])^(1/7))-1" office:value-type="percentage" office:value="0.152132259983384" calcext:value-type="percentage">
            <text:p>15.21%</text:p>
          </table:table-cell>
          <table:table-cell table:number-columns-repeated="3"/>
          <table:table-cell table:formula="of:=(([.$B16]/AVERAGE([.$B9:.$B15]))^(1/8))-1" office:value-type="percentage" office:value="0.0699949109240567" calcext:value-type="percentage">
            <text:p>7.00%</text:p>
          </table:table-cell>
          <table:table-cell table:formula="of:=COM.MICROSOFT.STDEV.S([.C$2:.C16])" office:value-type="float" office:value="14.5379634389546" calcext:value-type="float">
            <text:p>14.54</text:p>
          </table:table-cell>
          <table:table-cell table:formula="of:=AVERAGE([.$C$2:.C16])" office:value-type="float" office:value="17.0666666666667" calcext:value-type="float">
            <text:p>17.067</text:p>
          </table:table-cell>
          <table:table-cell table:formula="of:=COM.MICROSOFT.VAR.S([.C10:.C16])" office:value-type="float" office:value="94.3333333333333" calcext:value-type="float">
            <text:p>94.333</text:p>
          </table:table-cell>
          <table:table-cell table:formula="of:=SQRT([.L16])" office:value-type="float" office:value="9.71253485622231" calcext:value-type="float">
            <text:p>9.713</text:p>
          </table:table-cell>
          <table:table-cell table:formula="of:=AVERAGE([.C10:.C16])" office:value-type="float" office:value="23" calcext:value-type="float">
            <text:p>23.000</text:p>
          </table:table-cell>
          <table:table-cell table:formula="of:=(COM.MICROSOFT.NORM.DIST([.P16];[.$K$34];[.$J$34];FALSE()))*10000" office:value-type="float" office:value="6.53184834410643" calcext:value-type="float">
            <text:p>6.53</text:p>
          </table:table-cell>
          <table:table-cell table:formula="of:=[.C16]" office:value-type="float" office:value="38" calcext:value-type="float">
            <text:p>38</text:p>
          </table:table-cell>
          <table:table-cell table:formula="of:=[.B16]" office:value-type="float" office:value="256" calcext:value-type="float">
            <text:p>256</text:p>
          </table:table-cell>
          <table:table-cell table:number-columns-repeated="2"/>
          <table:table-cell table:formula="of:=(COM.MICROSOFT.NORM.DIST([.Q16];[.$S$37];[.$R$37];FALSE()))*10000" office:value-type="float" office:value="0.608878515717147" calcext:value-type="float">
            <text:p>0.61</text:p>
          </table:table-cell>
          <table:table-cell table:number-columns-repeated="44"/>
        </table:table-row>
        <table:table-row table:style-name="ro2">
          <table:table-cell office:value-type="date" office:date-value="2020-03-19" calcext:value-type="date">
            <text:p>Thu 19/Mar 20</text:p>
          </table:table-cell>
          <table:table-cell office:value-type="float" office:value="326" calcext:value-type="float">
            <text:p>326</text:p>
          </table:table-cell>
          <table:table-cell table:formula="of:=[.B17]-[.B16]" office:value-type="float" office:value="70" calcext:value-type="float">
            <text:p>70</text:p>
          </table:table-cell>
          <table:table-cell table:formula="of:=([.C17]/[.B16])" office:value-type="percentage" office:value="0.2734375" calcext:value-type="percentage">
            <text:p>27.34%</text:p>
          </table:table-cell>
          <table:table-cell table:formula="of:=(([.$B17]/[.$B10])^(1/7))-1" office:value-type="percentage" office:value="0.17095977883706" calcext:value-type="percentage">
            <text:p>17.10%</text:p>
          </table:table-cell>
          <table:table-cell table:number-columns-repeated="3"/>
          <table:table-cell table:formula="of:=(([.$B17]/AVERAGE([.$B10:.$B16]))^(1/8))-1" office:value-type="percentage" office:value="0.0832062174702484" calcext:value-type="percentage">
            <text:p>8.32%</text:p>
          </table:table-cell>
          <table:table-cell table:formula="of:=COM.MICROSOFT.STDEV.S([.C$2:.C17])" office:value-type="float" office:value="19.2972364169933" calcext:value-type="float">
            <text:p>19.30</text:p>
          </table:table-cell>
          <table:table-cell table:style-name="Default" table:formula="of:=AVERAGE([.$C$2:.C17])" office:value-type="float" office:value="20.375" calcext:value-type="float">
            <text:p>20.375</text:p>
          </table:table-cell>
          <table:table-cell table:formula="of:=COM.MICROSOFT.VAR.S([.C11:.C17])" office:value-type="float" office:value="368.476190476191" calcext:value-type="float">
            <text:p>368.476</text:p>
          </table:table-cell>
          <table:table-cell table:formula="of:=SQRT([.L17])" office:value-type="float" office:value="19.1957336529811" calcext:value-type="float">
            <text:p>19.196</text:p>
          </table:table-cell>
          <table:table-cell table:formula="of:=AVERAGE([.C11:.C17])" office:value-type="float" office:value="31.1428571428571" calcext:value-type="float">
            <text:p>31.143</text:p>
          </table:table-cell>
          <table:table-cell table:formula="of:=(COM.MICROSOFT.NORM.DIST([.P17];[.$K$34];[.$J$34];FALSE()))*10000" office:value-type="float" office:value="6.84772852467406" calcext:value-type="float">
            <text:p>6.85</text:p>
          </table:table-cell>
          <table:table-cell table:formula="of:=[.C17]" office:value-type="float" office:value="70" calcext:value-type="float">
            <text:p>70</text:p>
          </table:table-cell>
          <table:table-cell table:formula="of:=[.B17]" office:value-type="float" office:value="326" calcext:value-type="float">
            <text:p>326</text:p>
          </table:table-cell>
          <table:table-cell table:number-columns-repeated="2"/>
          <table:table-cell table:formula="of:=(COM.MICROSOFT.NORM.DIST([.Q17];[.$S$37];[.$R$37];FALSE()))*10000" office:value-type="float" office:value="0.614783897101459" calcext:value-type="float">
            <text:p>0.61</text:p>
          </table:table-cell>
          <table:table-cell table:number-columns-repeated="44"/>
        </table:table-row>
        <table:table-row table:style-name="ro2">
          <table:table-cell office:value-type="date" office:date-value="2020-03-20" calcext:value-type="date">
            <text:p>Fri 20/Mar 20</text:p>
          </table:table-cell>
          <table:table-cell office:value-type="float" office:value="413" calcext:value-type="float">
            <text:p>413</text:p>
          </table:table-cell>
          <table:table-cell table:formula="of:=[.B18]-[.B17]" office:value-type="float" office:value="87" calcext:value-type="float">
            <text:p>87</text:p>
          </table:table-cell>
          <table:table-cell table:formula="of:=([.C18]/[.B17])" office:value-type="percentage" office:value="0.266871165644172" calcext:value-type="percentage">
            <text:p>26.69%</text:p>
          </table:table-cell>
          <table:table-cell table:formula="of:=(([.$B18]/[.$B11])^(1/7))-1" office:value-type="percentage" office:value="0.188910813674196" calcext:value-type="percentage">
            <text:p>18.89%</text:p>
          </table:table-cell>
          <table:table-cell table:number-columns-repeated="3"/>
          <table:table-cell table:formula="of:=(([.$B18]/AVERAGE([.$B11:.$B17]))^(1/8))-1" office:value-type="percentage" office:value="0.0927443304948101" calcext:value-type="percentage">
            <text:p>9.27%</text:p>
          </table:table-cell>
          <table:table-cell table:formula="of:=COM.MICROSOFT.STDEV.S([.C$2:.C18])" office:value-type="float" office:value="24.7026433451016" calcext:value-type="float">
            <text:p>24.70</text:p>
          </table:table-cell>
          <table:table-cell table:formula="of:=AVERAGE([.$C$2:.C18])" office:value-type="float" office:value="24.2941176470588" calcext:value-type="float">
            <text:p>24.294</text:p>
          </table:table-cell>
          <table:table-cell table:formula="of:=COM.MICROSOFT.VAR.S([.C12:.C18])" office:value-type="float" office:value="721.619047619048" calcext:value-type="float">
            <text:p>721.619</text:p>
          </table:table-cell>
          <table:table-cell table:formula="of:=SQRT([.L18])" office:value-type="float" office:value="26.8629679599825" calcext:value-type="float">
            <text:p>26.863</text:p>
          </table:table-cell>
          <table:table-cell table:formula="of:=AVERAGE([.C12:.C18])" office:value-type="float" office:value="41.4285714285714" calcext:value-type="float">
            <text:p>41.429</text:p>
          </table:table-cell>
          <table:table-cell table:formula="of:=(COM.MICROSOFT.NORM.DIST([.P18];[.$K$34];[.$J$34];FALSE()))*10000" office:value-type="float" office:value="7.00843042941512" calcext:value-type="float">
            <text:p>7.01</text:p>
          </table:table-cell>
          <table:table-cell table:formula="of:=[.C18]" office:value-type="float" office:value="87" calcext:value-type="float">
            <text:p>87</text:p>
          </table:table-cell>
          <table:table-cell table:formula="of:=[.B18]" office:value-type="float" office:value="413" calcext:value-type="float">
            <text:p>413</text:p>
          </table:table-cell>
          <table:table-cell table:number-columns-repeated="2"/>
          <table:table-cell table:formula="of:=(COM.MICROSOFT.NORM.DIST([.Q18];[.$S$37];[.$R$37];FALSE()))*10000" office:value-type="float" office:value="0.622039638859844" calcext:value-type="float">
            <text:p>0.62</text:p>
          </table:table-cell>
          <table:table-cell table:number-columns-repeated="44"/>
        </table:table-row>
        <table:table-row table:style-name="ro2">
          <table:table-cell office:value-type="date" office:date-value="2020-03-21" calcext:value-type="date">
            <text:p>Sat 21/Mar 20</text:p>
          </table:table-cell>
          <table:table-cell office:value-type="float" office:value="525" calcext:value-type="float">
            <text:p>525</text:p>
          </table:table-cell>
          <table:table-cell table:formula="of:=[.B19]-[.B18]" office:value-type="float" office:value="112" calcext:value-type="float">
            <text:p>112</text:p>
          </table:table-cell>
          <table:table-cell table:formula="of:=([.C19]/[.B18])" office:value-type="percentage" office:value="0.271186440677966" calcext:value-type="percentage">
            <text:p>27.12%</text:p>
          </table:table-cell>
          <table:table-cell table:formula="of:=(([.$B19]/[.$B12])^(1/7))-1" office:value-type="percentage" office:value="0.21031153907206" calcext:value-type="percentage">
            <text:p>21.03%</text:p>
          </table:table-cell>
          <table:table-cell table:number-columns-repeated="3"/>
          <table:table-cell table:formula="of:=(([.$B19]/AVERAGE([.$B12:.$B18]))^(1/8))-1" office:value-type="percentage" office:value="0.100193811842314" calcext:value-type="percentage">
            <text:p>10.02%</text:p>
          </table:table-cell>
          <table:table-cell table:formula="of:=COM.MICROSOFT.STDEV.S([.C$2:.C19])" office:value-type="float" office:value="31.6492728287434" calcext:value-type="float">
            <text:p>31.65</text:p>
          </table:table-cell>
          <table:table-cell table:formula="of:=AVERAGE([.$C$2:.C19])" office:value-type="float" office:value="29.1666666666667" calcext:value-type="float">
            <text:p>29.167</text:p>
          </table:table-cell>
          <table:table-cell table:formula="of:=COM.MICROSOFT.VAR.S([.C13:.C19])" office:value-type="float" office:value="1211.2380952381" calcext:value-type="float">
            <text:p>1211.238</text:p>
          </table:table-cell>
          <table:table-cell table:formula="of:=SQRT([.L19])" office:value-type="float" office:value="34.8028460795679" calcext:value-type="float">
            <text:p>34.803</text:p>
          </table:table-cell>
          <table:table-cell table:formula="of:=AVERAGE([.C13:.C19])" office:value-type="float" office:value="55.2857142857143" calcext:value-type="float">
            <text:p>55.286</text:p>
          </table:table-cell>
          <table:table-cell table:formula="of:=(COM.MICROSOFT.NORM.DIST([.P19];[.$K$34];[.$J$34];FALSE()))*10000" office:value-type="float" office:value="7.23435396986656" calcext:value-type="float">
            <text:p>7.23</text:p>
          </table:table-cell>
          <table:table-cell table:formula="of:=[.C19]" office:value-type="float" office:value="112" calcext:value-type="float">
            <text:p>112</text:p>
          </table:table-cell>
          <table:table-cell table:formula="of:=[.B19]" office:value-type="float" office:value="525" calcext:value-type="float">
            <text:p>525</text:p>
          </table:table-cell>
          <table:table-cell table:number-columns-repeated="2"/>
          <table:table-cell table:formula="of:=(COM.MICROSOFT.NORM.DIST([.Q19];[.$S$37];[.$R$37];FALSE()))*10000" office:value-type="float" office:value="0.631235506057529" calcext:value-type="float">
            <text:p>0.63</text:p>
          </table:table-cell>
          <table:table-cell table:number-columns-repeated="44"/>
        </table:table-row>
        <table:table-row table:style-name="ro2">
          <table:table-cell office:value-type="date" office:date-value="2020-03-22" calcext:value-type="date">
            <text:p>Sun 22/Mar 20</text:p>
          </table:table-cell>
          <table:table-cell office:value-type="float" office:value="646" calcext:value-type="float">
            <text:p>646</text:p>
          </table:table-cell>
          <table:table-cell table:formula="of:=[.B20]-[.B19]" office:value-type="float" office:value="121" calcext:value-type="float">
            <text:p>121</text:p>
          </table:table-cell>
          <table:table-cell table:formula="of:=([.C20]/[.B19])" office:value-type="percentage" office:value="0.23047619047619" calcext:value-type="percentage">
            <text:p>23.05%</text:p>
          </table:table-cell>
          <table:table-cell table:formula="of:=(([.$B20]/[.$B13])^(1/7))-1" office:value-type="percentage" office:value="0.216341499206758" calcext:value-type="percentage">
            <text:p>21.63%</text:p>
          </table:table-cell>
          <table:table-cell table:number-columns-repeated="3"/>
          <table:table-cell table:formula="of:=(([.$B20]/AVERAGE([.$B13:.$B19]))^(1/8))-1" office:value-type="percentage" office:value="0.100689351417362" calcext:value-type="percentage">
            <text:p>10.07%</text:p>
          </table:table-cell>
          <table:table-cell table:formula="of:=COM.MICROSOFT.STDEV.S([.C$2:.C20])" office:value-type="float" office:value="37.2812136187771" calcext:value-type="float">
            <text:p>37.28</text:p>
          </table:table-cell>
          <table:table-cell table:formula="of:=AVERAGE([.$C$2:.C20])" office:value-type="float" office:value="34" calcext:value-type="float">
            <text:p>34.000</text:p>
          </table:table-cell>
          <table:table-cell table:formula="of:=COM.MICROSOFT.VAR.S([.C14:.C20])" office:value-type="float" office:value="1573.14285714286" calcext:value-type="float">
            <text:p>1573.143</text:p>
          </table:table-cell>
          <table:table-cell table:formula="of:=SQRT([.L20])" office:value-type="float" office:value="39.6628649638785" calcext:value-type="float">
            <text:p>39.663</text:p>
          </table:table-cell>
          <table:table-cell table:formula="of:=AVERAGE([.C14:.C20])" office:value-type="float" office:value="68.8571428571429" calcext:value-type="float">
            <text:p>68.857</text:p>
          </table:table-cell>
          <table:table-cell table:formula="of:=(COM.MICROSOFT.NORM.DIST([.P20];[.$K$34];[.$J$34];FALSE()))*10000" office:value-type="float" office:value="7.31237159556271" calcext:value-type="float">
            <text:p>7.31</text:p>
          </table:table-cell>
          <table:table-cell table:formula="of:=[.C20]" office:value-type="float" office:value="121" calcext:value-type="float">
            <text:p>121</text:p>
          </table:table-cell>
          <table:table-cell table:formula="of:=[.B20]" office:value-type="float" office:value="646" calcext:value-type="float">
            <text:p>646</text:p>
          </table:table-cell>
          <table:table-cell table:number-columns-repeated="2"/>
          <table:table-cell table:formula="of:=(COM.MICROSOFT.NORM.DIST([.Q20];[.$S$37];[.$R$37];FALSE()))*10000" office:value-type="float" office:value="0.640974948966356" calcext:value-type="float">
            <text:p>0.64</text:p>
          </table:table-cell>
          <table:table-cell table:number-columns-repeated="44"/>
        </table:table-row>
        <table:table-row table:style-name="ro2">
          <table:table-cell table:style-name="ce9" office:value-type="date" office:date-value="2020-03-23" calcext:value-type="date">
            <text:p>Mon 23/Mar 20</text:p>
          </table:table-cell>
          <table:table-cell table:style-name="ce12" office:value-type="float" office:value="777" calcext:value-type="float">
            <text:p>777</text:p>
          </table:table-cell>
          <table:table-cell table:style-name="ce12" table:formula="of:=[.B21]-[.B20]" office:value-type="float" office:value="131" calcext:value-type="float">
            <text:p>131</text:p>
          </table:table-cell>
          <table:table-cell table:style-name="ce15" table:formula="of:=([.C21]/[.B20])" office:value-type="percentage" office:value="0.202786377708978" calcext:value-type="percentage">
            <text:p>20.28%</text:p>
          </table:table-cell>
          <table:table-cell table:formula="of:=(([.$B21]/[.$B14])^(1/7))-1" office:value-type="percentage" office:value="0.216568028397765" calcext:value-type="percentage">
            <text:p>21.66%</text:p>
          </table:table-cell>
          <table:table-cell/>
          <table:table-cell table:style-name="ce12" table:number-columns-repeated="2"/>
          <table:table-cell table:formula="of:=(([.$B21]/AVERAGE([.$B14:.$B20]))^(1/8))-1" office:value-type="percentage" office:value="0.0976563187230086" calcext:value-type="percentage">
            <text:p>9.77%</text:p>
          </table:table-cell>
          <table:table-cell table:style-name="ce21" table:formula="of:=COM.MICROSOFT.STDEV.S([.C$2:.C21])" office:value-type="float" office:value="42.2751326680977" calcext:value-type="float">
            <text:p>42.28</text:p>
          </table:table-cell>
          <table:table-cell table:style-name="ce23" table:formula="of:=AVERAGE([.$C$2:.C21])" office:value-type="float" office:value="38.85" calcext:value-type="float">
            <text:p>38.850</text:p>
          </table:table-cell>
          <table:table-cell table:style-name="ce23" table:formula="of:=COM.MICROSOFT.VAR.S([.C15:.C21])" office:value-type="float" office:value="1773.80952380952" calcext:value-type="float">
            <text:p>1773.810</text:p>
          </table:table-cell>
          <table:table-cell table:style-name="ce23" table:formula="of:=SQRT([.L21])" office:value-type="float" office:value="42.1166181430742" calcext:value-type="float">
            <text:p>42.117</text:p>
          </table:table-cell>
          <table:table-cell table:style-name="ce23" table:formula="of:=AVERAGE([.C15:.C21])" office:value-type="float" office:value="82.8571428571429" calcext:value-type="float">
            <text:p>82.857</text:p>
          </table:table-cell>
          <table:table-cell table:formula="of:=(COM.MICROSOFT.NORM.DIST([.P21];[.$K$34];[.$J$34];FALSE()))*10000" office:value-type="float" office:value="7.39685124742442" calcext:value-type="float">
            <text:p>7.40</text:p>
          </table:table-cell>
          <table:table-cell table:style-name="ce12" table:formula="of:=[.C21]" office:value-type="float" office:value="131" calcext:value-type="float">
            <text:p>131</text:p>
          </table:table-cell>
          <table:table-cell table:formula="of:=[.B21]" office:value-type="float" office:value="777" calcext:value-type="float">
            <text:p>777</text:p>
          </table:table-cell>
          <table:table-cell table:number-columns-repeated="2"/>
          <table:table-cell table:formula="of:=(COM.MICROSOFT.NORM.DIST([.Q21];[.$S$37];[.$R$37];FALSE()))*10000" office:value-type="float" office:value="0.651274489975575" calcext:value-type="float">
            <text:p>0.65</text:p>
          </table:table-cell>
          <table:table-cell table:style-name="ce12" table:number-columns-repeated="44"/>
        </table:table-row>
        <table:table-row table:style-name="ro2">
          <table:table-cell office:value-type="date" office:date-value="2020-03-24" calcext:value-type="date">
            <text:p>Tue 24/Mar 20</text:p>
          </table:table-cell>
          <table:table-cell office:value-type="float" office:value="1159" calcext:value-type="float">
            <text:p>1159</text:p>
          </table:table-cell>
          <table:table-cell table:formula="of:=[.B22]-[.B21]" office:value-type="float" office:value="382" calcext:value-type="float">
            <text:p>382</text:p>
          </table:table-cell>
          <table:table-cell table:formula="of:=([.C22]/[.B21])" office:value-type="percentage" office:value="0.491634491634492" calcext:value-type="percentage">
            <text:p>49.16%</text:p>
          </table:table-cell>
          <table:table-cell table:formula="of:=(([.$B22]/[.$B15])^(1/7))-1" office:value-type="percentage" office:value="0.269582688022962" calcext:value-type="percentage">
            <text:p>26.96%</text:p>
          </table:table-cell>
          <table:table-cell table:number-columns-repeated="3"/>
          <table:table-cell table:formula="of:=(([.$B22]/AVERAGE([.$B15:.$B21]))^(1/8))-1" office:value-type="percentage" office:value="0.125044297033881" calcext:value-type="percentage">
            <text:p>12.50%</text:p>
          </table:table-cell>
          <table:table-cell table:formula="of:=COM.MICROSOFT.STDEV.S([.C$2:.C22])" office:value-type="float" office:value="85.4696548768152" calcext:value-type="float">
            <text:p>85.47</text:p>
          </table:table-cell>
          <table:table-cell table:formula="of:=AVERAGE([.$C$2:.C22])" office:value-type="float" office:value="55.1904761904762" calcext:value-type="float">
            <text:p>55.190</text:p>
          </table:table-cell>
          <table:table-cell table:formula="of:=COM.MICROSOFT.VAR.S([.C16:.C22])" office:value-type="float" office:value="12947.619047619" calcext:value-type="float">
            <text:p>12947.619</text:p>
          </table:table-cell>
          <table:table-cell table:formula="of:=SQRT([.L22])" office:value-type="float" office:value="113.787604982349" calcext:value-type="float">
            <text:p>113.788</text:p>
          </table:table-cell>
          <table:table-cell table:formula="of:=AVERAGE([.C16:.C22])" office:value-type="float" office:value="134.428571428571" calcext:value-type="float">
            <text:p>134.429</text:p>
          </table:table-cell>
          <table:table-cell table:formula="of:=(COM.MICROSOFT.NORM.DIST([.P22];[.$K$34];[.$J$34];FALSE()))*10000" office:value-type="float" office:value="8.50394302242592" calcext:value-type="float">
            <text:p>8.50</text:p>
          </table:table-cell>
          <table:table-cell table:formula="of:=[.C22]" office:value-type="float" office:value="382" calcext:value-type="float">
            <text:p>382</text:p>
          </table:table-cell>
          <table:table-cell table:formula="of:=[.B22]" office:value-type="float" office:value="1159" calcext:value-type="float">
            <text:p>1159</text:p>
          </table:table-cell>
          <table:table-cell table:number-columns-repeated="2"/>
          <table:table-cell table:formula="of:=(COM.MICROSOFT.NORM.DIST([.Q22];[.$S$37];[.$R$37];FALSE()))*10000" office:value-type="float" office:value="0.679692222577995" calcext:value-type="float">
            <text:p>0.68</text:p>
          </table:table-cell>
          <table:table-cell table:number-columns-repeated="44"/>
        </table:table-row>
        <table:table-row table:style-name="ro2">
          <table:table-cell office:value-type="date" office:date-value="2020-03-25" calcext:value-type="date">
            <text:p>Wed 25/Mar 20</text:p>
          </table:table-cell>
          <table:table-cell office:value-type="float" office:value="1838" calcext:value-type="float">
            <text:p>1838</text:p>
          </table:table-cell>
          <table:table-cell table:formula="of:=[.B23]-[.B22]" office:value-type="float" office:value="679" calcext:value-type="float">
            <text:p>679</text:p>
          </table:table-cell>
          <table:table-cell table:formula="of:=([.C23]/[.B22])" office:value-type="percentage" office:value="0.585849870578085" calcext:value-type="percentage">
            <text:p>58.58%</text:p>
          </table:table-cell>
          <table:table-cell table:formula="of:=(([.$B23]/[.$B16])^(1/7))-1" office:value-type="percentage" office:value="0.32525908977621" calcext:value-type="percentage">
            <text:p>32.53%</text:p>
          </table:table-cell>
          <table:table-cell table:number-columns-repeated="3"/>
          <table:table-cell table:formula="of:=(([.$B23]/AVERAGE([.$B16:.$B22]))^(1/8))-1" office:value-type="percentage" office:value="0.153601962989095" calcext:value-type="percentage">
            <text:p>15.36%</text:p>
          </table:table-cell>
          <table:table-cell table:formula="of:=COM.MICROSOFT.STDEV.S([.C$2:.C23])" office:value-type="float" office:value="156.988239557323" calcext:value-type="float">
            <text:p>156.99</text:p>
          </table:table-cell>
          <table:table-cell table:formula="of:=AVERAGE([.$C$2:.C23])" office:value-type="float" office:value="83.5454545454546" calcext:value-type="float">
            <text:p>83.545</text:p>
          </table:table-cell>
          <table:table-cell table:formula="of:=COM.MICROSOFT.VAR.S([.C17:.C23])" office:value-type="float" office:value="51041.3333333333" calcext:value-type="float">
            <text:p>51041.333</text:p>
          </table:table-cell>
          <table:table-cell table:formula="of:=SQRT([.L23])" office:value-type="float" office:value="225.923290816448" calcext:value-type="float">
            <text:p>225.923</text:p>
          </table:table-cell>
          <table:table-cell table:formula="of:=AVERAGE([.C17:.C23])" office:value-type="float" office:value="226" calcext:value-type="float">
            <text:p>226.000</text:p>
          </table:table-cell>
          <table:table-cell table:formula="of:=(COM.MICROSOFT.NORM.DIST([.P23];[.$K$34];[.$J$34];FALSE()))*10000" office:value-type="float" office:value="6.92946698180357" calcext:value-type="float">
            <text:p>6.93</text:p>
          </table:table-cell>
          <table:table-cell table:formula="of:=[.C23]" office:value-type="float" office:value="679" calcext:value-type="float">
            <text:p>679</text:p>
          </table:table-cell>
          <table:table-cell table:formula="of:=[.B23]" office:value-type="float" office:value="1838" calcext:value-type="float">
            <text:p>1838</text:p>
          </table:table-cell>
          <table:table-cell table:number-columns-repeated="2"/>
          <table:table-cell table:formula="of:=(COM.MICROSOFT.NORM.DIST([.Q23];[.$S$37];[.$R$37];FALSE()))*10000" office:value-type="float" office:value="0.723193339643396" calcext:value-type="float">
            <text:p>0.72</text:p>
          </table:table-cell>
          <table:table-cell table:number-columns-repeated="44"/>
        </table:table-row>
        <table:table-row table:style-name="ro2">
          <table:table-cell office:value-type="date" office:date-value="2020-03-26" calcext:value-type="date">
            <text:p>Thu 26/Mar 20</text:p>
          </table:table-cell>
          <table:table-cell office:value-type="float" office:value="2417" calcext:value-type="float">
            <text:p>2417</text:p>
          </table:table-cell>
          <table:table-cell table:formula="of:=[.B24]-[.B23]" office:value-type="float" office:value="579" calcext:value-type="float">
            <text:p>579</text:p>
          </table:table-cell>
          <table:table-cell table:formula="of:=([.C24]/[.B23])" office:value-type="percentage" office:value="0.315016322089227" calcext:value-type="percentage">
            <text:p>31.50%</text:p>
          </table:table-cell>
          <table:table-cell table:formula="of:=(([.$B24]/[.$B17])^(1/7))-1" office:value-type="percentage" office:value="0.331355847332381" calcext:value-type="percentage">
            <text:p>33.14%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table:formula="of:=(([.$B24]/AVERAGE([.$B17:.$B23]))^(1/8))-1" office:value-type="percentage" office:value="0.146080379563102" calcext:value-type="percentage">
            <text:p>14.61%</text:p>
          </table:table-cell>
          <table:table-cell table:formula="of:=COM.MICROSOFT.STDEV.S([.C$2:.C24])" office:value-type="float" office:value="184.926745458224" calcext:value-type="float">
            <text:p>184.93</text:p>
          </table:table-cell>
          <table:table-cell table:formula="of:=AVERAGE([.$C$2:.C24])" office:value-type="float" office:value="105.086956521739" calcext:value-type="float">
            <text:p>105.087</text:p>
          </table:table-cell>
          <table:table-cell table:formula="of:=COM.MICROSOFT.VAR.S([.C18:.C24])" office:value-type="float" office:value="61584.9047619048" calcext:value-type="float">
            <text:p>61584.905</text:p>
          </table:table-cell>
          <table:table-cell table:formula="of:=SQRT([.L24])" office:value-type="float" office:value="248.163060832802" calcext:value-type="float">
            <text:p>248.163</text:p>
          </table:table-cell>
          <table:table-cell table:formula="of:=AVERAGE([.C18:.C24])" office:value-type="float" office:value="298.714285714286" calcext:value-type="float">
            <text:p>298.714</text:p>
          </table:table-cell>
          <table:table-cell table:formula="of:=(COM.MICROSOFT.NORM.DIST([.P24];[.$K$34];[.$J$34];FALSE()))*10000" office:value-type="float" office:value="7.7638625504575" calcext:value-type="float">
            <text:p>7.76</text:p>
          </table:table-cell>
          <table:table-cell table:formula="of:=[.C24]" office:value-type="float" office:value="579" calcext:value-type="float">
            <text:p>579</text:p>
          </table:table-cell>
          <table:table-cell table:formula="of:=[.B24]" office:value-type="float" office:value="2417" calcext:value-type="float">
            <text:p>2417</text:p>
          </table:table-cell>
          <table:table-cell table:number-columns-repeated="2"/>
          <table:table-cell table:formula="of:=(COM.MICROSOFT.NORM.DIST([.Q24];[.$S$37];[.$R$37];FALSE()))*10000" office:value-type="float" office:value="0.751856363957645" calcext:value-type="float">
            <text:p>0.75</text:p>
          </table:table-cell>
          <table:table-cell table:number-columns-repeated="44"/>
        </table:table-row>
        <table:table-row table:style-name="ro2">
          <table:table-cell office:value-type="date" office:date-value="2020-03-27" calcext:value-type="date">
            <text:p>Fri 27/Mar 20</text:p>
          </table:table-cell>
          <table:table-cell office:value-type="float" office:value="3240" calcext:value-type="float">
            <text:p>3240</text:p>
          </table:table-cell>
          <table:table-cell table:formula="of:=[.B25]-[.B24]" office:value-type="float" office:value="823" calcext:value-type="float">
            <text:p>823</text:p>
          </table:table-cell>
          <table:table-cell table:formula="of:=([.C25]/[.B24])" office:value-type="percentage" office:value="0.340504757964419" calcext:value-type="percentage">
            <text:p>34.05%</text:p>
          </table:table-cell>
          <table:table-cell table:formula="of:=(([.$B25]/[.$B18])^(1/7))-1" office:value-type="percentage" office:value="0.34214451165218" calcext:value-type="percentage">
            <text:p>34.21%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table:formula="of:=(([.$B25]/AVERAGE([.$B18:.$B24]))^(1/8))-1" office:value-type="percentage" office:value="0.143188459415109" calcext:value-type="percentage">
            <text:p>14.32%</text:p>
          </table:table-cell>
          <table:table-cell table:formula="of:=COM.MICROSOFT.STDEV.S([.C$2:.C25])" office:value-type="float" office:value="232.778865020001" calcext:value-type="float">
            <text:p>232.78</text:p>
          </table:table-cell>
          <table:table-cell table:formula="of:=AVERAGE([.$C$2:.C25])" office:value-type="float" office:value="135" calcext:value-type="float">
            <text:p>135.000</text:p>
          </table:table-cell>
          <table:table-cell table:formula="of:=COM.MICROSOFT.VAR.S([.C19:.C25])" office:value-type="float" office:value="87029.4761904762" calcext:value-type="float">
            <text:p>87029.476</text:p>
          </table:table-cell>
          <table:table-cell table:formula="of:=SQRT([.L25])" office:value-type="float" office:value="295.007586665964" calcext:value-type="float">
            <text:p>295.008</text:p>
          </table:table-cell>
          <table:table-cell table:formula="of:=AVERAGE([.C19:.C25])" office:value-type="float" office:value="403.857142857143" calcext:value-type="float">
            <text:p>403.857</text:p>
          </table:table-cell>
          <table:table-cell table:formula="of:=(COM.MICROSOFT.NORM.DIST([.P25];[.$K$34];[.$J$34];FALSE()))*10000" office:value-type="float" office:value="5.43157774403701" calcext:value-type="float">
            <text:p>5.43</text:p>
          </table:table-cell>
          <table:table-cell table:formula="of:=[.C25]" office:value-type="float" office:value="823" calcext:value-type="float">
            <text:p>823</text:p>
          </table:table-cell>
          <table:table-cell table:formula="of:=[.B25]" office:value-type="float" office:value="3240" calcext:value-type="float">
            <text:p>3240</text:p>
          </table:table-cell>
          <table:table-cell table:number-columns-repeated="2"/>
          <table:table-cell table:formula="of:=(COM.MICROSOFT.NORM.DIST([.Q25];[.$S$37];[.$R$37];FALSE()))*10000" office:value-type="float" office:value="0.777098032370139" calcext:value-type="float">
            <text:p>0.78</text:p>
          </table:table-cell>
          <table:table-cell table:number-columns-repeated="44"/>
        </table:table-row>
        <table:table-row table:style-name="ro2">
          <table:table-cell office:value-type="date" office:date-value="2020-03-28" calcext:value-type="date">
            <text:p>Sat 28/Mar 20</text:p>
          </table:table-cell>
          <table:table-cell office:value-type="float" office:value="4257" calcext:value-type="float">
            <text:p>4257</text:p>
          </table:table-cell>
          <table:table-cell table:formula="of:=[.B26]-[.B25]" office:value-type="float" office:value="1017" calcext:value-type="float">
            <text:p>1017</text:p>
          </table:table-cell>
          <table:table-cell table:formula="of:=([.C26]/[.B25])" office:value-type="percentage" office:value="0.313888888888889" calcext:value-type="percentage">
            <text:p>31.39%</text:p>
          </table:table-cell>
          <table:table-cell table:formula="of:=(([.$B26]/[.$B19])^(1/7))-1" office:value-type="percentage" office:value="0.348494540137405" calcext:value-type="percentage">
            <text:p>34.85%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table:formula="of:=(([.$B26]/AVERAGE([.$B19:.$B25]))^(1/8))-1" office:value-type="percentage" office:value="0.137893813580114" calcext:value-type="percentage">
            <text:p>13.79%</text:p>
          </table:table-cell>
          <table:table-cell table:formula="of:=COM.MICROSOFT.STDEV.S([.C$2:.C26])" office:value-type="float" office:value="288.175658236431" calcext:value-type="float">
            <text:p>288.18</text:p>
          </table:table-cell>
          <table:table-cell table:formula="of:=AVERAGE([.$C$2:.C26])" office:value-type="float" office:value="170.28" calcext:value-type="float">
            <text:p>170.280</text:p>
          </table:table-cell>
          <table:table-cell table:formula="of:=COM.MICROSOFT.VAR.S([.C20:.C26])" office:value-type="float" office:value="115989.476190476" calcext:value-type="float">
            <text:p>115989.476</text:p>
          </table:table-cell>
          <table:table-cell table:formula="of:=SQRT([.L26])" office:value-type="float" office:value="340.572277483761" calcext:value-type="float">
            <text:p>340.572</text:p>
          </table:table-cell>
          <table:table-cell table:formula="of:=AVERAGE([.C20:.C26])" office:value-type="float" office:value="533.142857142857" calcext:value-type="float">
            <text:p>533.143</text:p>
          </table:table-cell>
          <table:table-cell table:formula="of:=(COM.MICROSOFT.NORM.DIST([.P26];[.$K$34];[.$J$34];FALSE()))*10000" office:value-type="float" office:value="3.37072831430399" calcext:value-type="float">
            <text:p>3.37</text:p>
          </table:table-cell>
          <table:table-cell table:formula="of:=[.C26]" office:value-type="float" office:value="1017" calcext:value-type="float">
            <text:p>1017</text:p>
          </table:table-cell>
          <table:table-cell table:formula="of:=[.B26]" office:value-type="float" office:value="4257" calcext:value-type="float">
            <text:p>4257</text:p>
          </table:table-cell>
          <table:table-cell/>
          <table:table-cell table:style-name="Default"/>
          <table:table-cell table:formula="of:=(COM.MICROSOFT.NORM.DIST([.Q26];[.$S$37];[.$R$37];FALSE()))*10000" office:value-type="float" office:value="0.780803658713444" calcext:value-type="float">
            <text:p>0.78</text:p>
          </table:table-cell>
          <table:table-cell table:number-columns-repeated="44"/>
        </table:table-row>
        <table:table-row table:style-name="ro2">
          <table:table-cell office:value-type="date" office:date-value="2020-03-29" calcext:value-type="date">
            <text:p>Sun 29/Mar 20</text:p>
          </table:table-cell>
          <table:table-cell office:value-type="float" office:value="4955" calcext:value-type="float">
            <text:p>4955</text:p>
          </table:table-cell>
          <table:table-cell table:formula="of:=[.B27]-[.B26]" office:value-type="float" office:value="698" calcext:value-type="float">
            <text:p>698</text:p>
          </table:table-cell>
          <table:table-cell table:formula="of:=([.C27]/[.B26])" office:value-type="percentage" office:value="0.163965233732676" calcext:value-type="percentage">
            <text:p>16.40%</text:p>
          </table:table-cell>
          <table:table-cell table:formula="of:=(([.$B27]/[.$B20])^(1/7))-1" office:value-type="percentage" office:value="0.337832036310622" calcext:value-type="percentage">
            <text:p>33.78%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table:formula="of:=(([.$B27]/AVERAGE([.$B20:.$B26]))^(1/8))-1" office:value-type="percentage" office:value="0.116790696404817" calcext:value-type="percentage">
            <text:p>11.68%</text:p>
          </table:table-cell>
          <table:table-cell table:formula="of:=COM.MICROSOFT.STDEV.S([.C$2:.C27])" office:value-type="float" office:value="300.723284509454" calcext:value-type="float">
            <text:p>300.72</text:p>
          </table:table-cell>
          <table:table-cell table:formula="of:=AVERAGE([.$C$2:.C27])" office:value-type="float" office:value="190.576923076923" calcext:value-type="float">
            <text:p>190.577</text:p>
          </table:table-cell>
          <table:table-cell table:formula="of:=COM.MICROSOFT.VAR.S([.C21:.C27])" office:value-type="float" office:value="84281.9523809524" calcext:value-type="float">
            <text:p>84281.952</text:p>
          </table:table-cell>
          <table:table-cell table:formula="of:=SQRT([.L27])" office:value-type="float" office:value="290.313541504616" calcext:value-type="float">
            <text:p>290.314</text:p>
          </table:table-cell>
          <table:table-cell table:formula="of:=AVERAGE([.C21:.C27])" office:value-type="float" office:value="615.571428571429" calcext:value-type="float">
            <text:p>615.571</text:p>
          </table:table-cell>
          <table:table-cell table:formula="of:=(COM.MICROSOFT.NORM.DIST([.P27];[.$K$34];[.$J$34];FALSE()))*10000" office:value-type="float" office:value="6.74663208803823" calcext:value-type="float">
            <text:p>6.75</text:p>
          </table:table-cell>
          <table:table-cell table:formula="of:=[.C27]" office:value-type="float" office:value="698" calcext:value-type="float">
            <text:p>698</text:p>
          </table:table-cell>
          <table:table-cell table:formula="of:=[.B27]" office:value-type="float" office:value="4955" calcext:value-type="float">
            <text:p>4955</text:p>
          </table:table-cell>
          <table:table-cell table:number-columns-repeated="2"/>
          <table:table-cell table:formula="of:=(COM.MICROSOFT.NORM.DIST([.Q27];[.$S$37];[.$R$37];FALSE()))*10000" office:value-type="float" office:value="0.765499605682913" calcext:value-type="float">
            <text:p>0.77</text:p>
          </table:table-cell>
          <table:table-cell table:number-columns-repeated="44"/>
        </table:table-row>
        <table:table-row table:style-name="ro2">
          <table:table-cell office:value-type="date" office:date-value="2020-03-30" calcext:value-type="date">
            <text:p>Mon 30/Mar 20</text:p>
          </table:table-cell>
          <table:table-cell office:value-type="float" office:value="5752" calcext:value-type="float">
            <text:p>5752</text:p>
          </table:table-cell>
          <table:table-cell table:formula="of:=[.B28]-[.B27]" office:value-type="float" office:value="797" calcext:value-type="float">
            <text:p>797</text:p>
          </table:table-cell>
          <table:table-cell table:formula="of:=([.C28]/[.B27])" office:value-type="percentage" office:value="0.160847628657921" calcext:value-type="percentage">
            <text:p>16.08%</text:p>
          </table:table-cell>
          <table:table-cell table:formula="of:=(([.$B28]/[.$B21])^(1/7))-1" office:value-type="percentage" office:value="0.331066318373927" calcext:value-type="percentage">
            <text:p>33.11%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table:formula="of:=(([.$B28]/AVERAGE([.$B21:.$B27]))^(1/8))-1" office:value-type="percentage" office:value="0.101032502968139" calcext:value-type="percentage">
            <text:p>10.10%</text:p>
          </table:table-cell>
          <table:table-cell table:formula="of:=COM.MICROSOFT.STDEV.S([.C$2:.C28])" office:value-type="float" office:value="317.138101619114" calcext:value-type="float">
            <text:p>317.14</text:p>
          </table:table-cell>
          <table:table-cell table:formula="of:=AVERAGE([.$C$2:.C28])" office:value-type="float" office:value="213.037037037037" calcext:value-type="float">
            <text:p>213.037</text:p>
          </table:table-cell>
          <table:table-cell table:formula="of:=COM.MICROSOFT.VAR.S([.C22:.C28])" office:value-type="float" office:value="40072.2380952381" calcext:value-type="float">
            <text:p>40072.238</text:p>
          </table:table-cell>
          <table:table-cell table:formula="of:=SQRT([.L28])" office:value-type="float" office:value="200.180513775038" calcext:value-type="float">
            <text:p>200.181</text:p>
          </table:table-cell>
          <table:table-cell table:formula="of:=AVERAGE([.C22:.C28])" office:value-type="float" office:value="710.714285714286" calcext:value-type="float">
            <text:p>710.714</text:p>
          </table:table-cell>
          <table:table-cell table:formula="of:=(COM.MICROSOFT.NORM.DIST([.P28];[.$K$34];[.$J$34];FALSE()))*10000" office:value-type="float" office:value="5.71546169818505" calcext:value-type="float">
            <text:p>5.72</text:p>
          </table:table-cell>
          <table:table-cell table:formula="of:=[.C28]" office:value-type="float" office:value="797" calcext:value-type="float">
            <text:p>797</text:p>
          </table:table-cell>
          <table:table-cell table:formula="of:=[.B28]" office:value-type="float" office:value="5752" calcext:value-type="float">
            <text:p>5752</text:p>
          </table:table-cell>
          <table:table-cell table:number-columns-repeated="2"/>
          <table:table-cell table:formula="of:=(COM.MICROSOFT.NORM.DIST([.Q28];[.$S$37];[.$R$37];FALSE()))*10000" office:value-type="float" office:value="0.731409165646706" calcext:value-type="float">
            <text:p>0.73</text:p>
          </table:table-cell>
          <table:table-cell table:number-columns-repeated="44"/>
        </table:table-row>
        <table:table-row table:style-name="ro2">
          <table:table-cell office:value-type="date" office:date-value="2020-03-31" calcext:value-type="date">
            <text:p>Tue 31/Mar 20</text:p>
          </table:table-cell>
          <table:table-cell office:value-type="float" office:value="6620" calcext:value-type="float">
            <text:p>6620</text:p>
          </table:table-cell>
          <table:table-cell table:formula="of:=[.B29]-[.B28]" office:value-type="float" office:value="868" calcext:value-type="float">
            <text:p>868</text:p>
          </table:table-cell>
          <table:table-cell table:formula="of:=([.C29]/[.B28])" office:value-type="percentage" office:value="0.150904033379694" calcext:value-type="percentage">
            <text:p>15.09%</text:p>
          </table:table-cell>
          <table:table-cell table:formula="of:=(([.$B29]/[.$B22])^(1/7))-1" office:value-type="percentage" office:value="0.282657339266559" calcext:value-type="percentage">
            <text:p>28.27%</text:p>
          </table:table-cell>
          <table:table-cell table:number-columns-repeated="2"/>
          <table:table-cell office:value-type="float" office:value="89" calcext:value-type="float">
            <text:p>89</text:p>
          </table:table-cell>
          <table:table-cell table:formula="of:=(([.$B29]/AVERAGE([.$B22:.$B28]))^(1/8))-1" office:value-type="percentage" office:value="0.0879003435406438" calcext:value-type="percentage">
            <text:p>8.79%</text:p>
          </table:table-cell>
          <table:table-cell table:formula="of:=COM.MICROSOFT.STDEV.S([.C$2:.C29])" office:value-type="float" office:value="334.92104415833" calcext:value-type="float">
            <text:p>334.92</text:p>
          </table:table-cell>
          <table:table-cell table:formula="of:=AVERAGE([.$C$2:.C29])" office:value-type="float" office:value="236.428571428571" calcext:value-type="float">
            <text:p>236.429</text:p>
          </table:table-cell>
          <table:table-cell table:formula="of:=COM.MICROSOFT.VAR.S([.C23:.C29])" office:value-type="float" office:value="20562.8095238095" calcext:value-type="float">
            <text:p>20562.810</text:p>
          </table:table-cell>
          <table:table-cell table:formula="of:=SQRT([.L29])" office:value-type="float" office:value="143.397383253006" calcext:value-type="float">
            <text:p>143.397</text:p>
          </table:table-cell>
          <table:table-cell table:formula="of:=AVERAGE([.C23:.C29])" office:value-type="float" office:value="780.142857142857" calcext:value-type="float">
            <text:p>780.143</text:p>
          </table:table-cell>
          <table:table-cell table:formula="of:=(COM.MICROSOFT.NORM.DIST([.P29];[.$K$34];[.$J$34];FALSE()))*10000" office:value-type="float" office:value="4.93718726034103" calcext:value-type="float">
            <text:p>4.94</text:p>
          </table:table-cell>
          <table:table-cell table:formula="of:=[.C29]" office:value-type="float" office:value="868" calcext:value-type="float">
            <text:p>868</text:p>
          </table:table-cell>
          <table:table-cell table:formula="of:=[.B29]" office:value-type="float" office:value="6620" calcext:value-type="float">
            <text:p>6620</text:p>
          </table:table-cell>
          <table:table-cell table:number-columns-repeated="2"/>
          <table:table-cell table:formula="of:=(COM.MICROSOFT.NORM.DIST([.Q29];[.$S$37];[.$R$37];FALSE()))*10000" office:value-type="float" office:value="0.676896746204332" calcext:value-type="float">
            <text:p>0.68</text:p>
          </table:table-cell>
          <table:table-cell table:number-columns-repeated="44"/>
        </table:table-row>
        <table:table-row table:style-name="ro2">
          <table:table-cell office:value-type="date" office:date-value="2020-04-01" calcext:value-type="date">
            <text:p>Wed 01/Apr 20</text:p>
          </table:table-cell>
          <table:table-cell office:value-type="float" office:value="7738" calcext:value-type="float">
            <text:p>7738</text:p>
          </table:table-cell>
          <table:table-cell table:formula="of:=[.B30]-[.B29]" office:value-type="float" office:value="1118" calcext:value-type="float">
            <text:p>1118</text:p>
          </table:table-cell>
          <table:table-cell table:formula="of:=([.C30]/[.B29])" office:value-type="percentage" office:value="0.168882175226586" calcext:value-type="percentage">
            <text:p>16.89%</text:p>
          </table:table-cell>
          <table:table-cell table:formula="of:=(([.$B30]/[.$B23])^(1/7))-1" office:value-type="percentage" office:value="0.227957446023583" calcext:value-type="percentage">
            <text:p>22.80%</text:p>
          </table:table-cell>
          <table:table-cell table:number-columns-repeated="2"/>
          <table:table-cell office:value-type="float" office:value="122" calcext:value-type="float">
            <text:p>122</text:p>
          </table:table-cell>
          <table:table-cell table:formula="of:=(([.$B30]/AVERAGE([.$B23:.$B29]))^(1/8))-1" office:value-type="percentage" office:value="0.0808574298127089" calcext:value-type="percentage">
            <text:p>8.09%</text:p>
          </table:table-cell>
          <table:table-cell table:formula="of:=COM.MICROSOFT.STDEV.S([.C$2:.C30])" office:value-type="float" office:value="367.375641638045" calcext:value-type="float">
            <text:p>367.38</text:p>
          </table:table-cell>
          <table:table-cell table:formula="of:=AVERAGE([.$C$2:.C30])" office:value-type="float" office:value="266.827586206897" calcext:value-type="float">
            <text:p>266.828</text:p>
          </table:table-cell>
          <table:table-cell table:formula="of:=COM.MICROSOFT.VAR.S([.C24:.C30])" office:value-type="float" office:value="33293.8095238095" calcext:value-type="float">
            <text:p>33293.810</text:p>
          </table:table-cell>
          <table:table-cell table:formula="of:=SQRT([.L30])" office:value-type="float" office:value="182.465913320295" calcext:value-type="float">
            <text:p>182.466</text:p>
          </table:table-cell>
          <table:table-cell table:formula="of:=AVERAGE([.C24:.C30])" office:value-type="float" office:value="842.857142857143" calcext:value-type="float">
            <text:p>842.857</text:p>
          </table:table-cell>
          <table:table-cell table:formula="of:=(COM.MICROSOFT.NORM.DIST([.P30];[.$K$34];[.$J$34];FALSE()))*10000" office:value-type="float" office:value="2.45725938281574" calcext:value-type="float">
            <text:p>2.46</text:p>
          </table:table-cell>
          <table:table-cell table:formula="of:=[.C30]" office:value-type="float" office:value="1118" calcext:value-type="float">
            <text:p>1118</text:p>
          </table:table-cell>
          <table:table-cell table:formula="of:=[.B30]" office:value-type="float" office:value="7738" calcext:value-type="float">
            <text:p>7738</text:p>
          </table:table-cell>
          <table:table-cell table:number-columns-repeated="2"/>
          <table:table-cell table:formula="of:=(COM.MICROSOFT.NORM.DIST([.Q30];[.$S$37];[.$R$37];FALSE()))*10000" office:value-type="float" office:value="0.586976024637317" calcext:value-type="float">
            <text:p>0.59</text:p>
          </table:table-cell>
          <table:table-cell table:style-name="ce13" table:number-columns-repeated="4"/>
          <table:table-cell table:number-columns-repeated="40"/>
        </table:table-row>
        <table:table-row table:style-name="ro2">
          <table:table-cell office:value-type="date" office:date-value="2020-04-02" calcext:value-type="date">
            <text:p>Thu 02/Apr 20</text:p>
          </table:table-cell>
          <table:table-cell office:value-type="float" office:value="8966" calcext:value-type="float">
            <text:p>8966</text:p>
          </table:table-cell>
          <table:table-cell table:formula="of:=[.B31]-[.B30]" office:value-type="float" office:value="1228" calcext:value-type="float">
            <text:p>1228</text:p>
          </table:table-cell>
          <table:table-cell table:formula="of:=([.C31]/[.B30])" office:value-type="percentage" office:value="0.158697337813388" calcext:value-type="percentage">
            <text:p>15.87%</text:p>
          </table:table-cell>
          <table:table-cell table:formula="of:=(([.$B31]/[.$B24])^(1/7))-1" office:value-type="percentage" office:value="0.20595673223155" calcext:value-type="percentage">
            <text:p>20.60%</text:p>
          </table:table-cell>
          <table:table-cell table:number-columns-repeated="2"/>
          <table:table-cell office:value-type="float" office:value="154" calcext:value-type="float">
            <text:p>154</text:p>
          </table:table-cell>
          <table:table-cell table:formula="of:=(([.$B31]/AVERAGE([.$B24:.$B30]))^(1/8))-1" office:value-type="percentage" office:value="0.0758114770338434" calcext:value-type="percentage">
            <text:p>7.58%</text:p>
          </table:table-cell>
          <table:table-cell table:formula="of:=COM.MICROSOFT.STDEV.S([.C$2:.C31])" office:value-type="float" office:value="401.380096179663" calcext:value-type="float">
            <text:p>401.38</text:p>
          </table:table-cell>
          <table:table-cell table:formula="of:=AVERAGE([.$C$2:.C31])" office:value-type="float" office:value="298.866666666667" calcext:value-type="float">
            <text:p>298.867</text:p>
          </table:table-cell>
          <table:table-cell table:formula="of:=COM.MICROSOFT.VAR.S([.C25:.C31])" office:value-type="float" office:value="36384.2857142857" calcext:value-type="float">
            <text:p>36384.286</text:p>
          </table:table-cell>
          <table:table-cell table:formula="of:=SQRT([.L31])" office:value-type="float" office:value="190.746653219095" calcext:value-type="float">
            <text:p>190.747</text:p>
          </table:table-cell>
          <table:table-cell table:formula="of:=AVERAGE([.C25:.C31])" office:value-type="float" office:value="935.571428571429" calcext:value-type="float">
            <text:p>935.571</text:p>
          </table:table-cell>
          <table:table-cell table:formula="of:=(COM.MICROSOFT.NORM.DIST([.P31];[.$K$34];[.$J$34];FALSE()))*10000" office:value-type="float" office:value="1.65212989720724" calcext:value-type="float">
            <text:p>1.65</text:p>
          </table:table-cell>
          <table:table-cell table:formula="of:=[.C31]" office:value-type="float" office:value="1228" calcext:value-type="float">
            <text:p>1228</text:p>
          </table:table-cell>
          <table:table-cell table:formula="of:=[.B31]" office:value-type="float" office:value="8966" calcext:value-type="float">
            <text:p>8966</text:p>
          </table:table-cell>
          <table:table-cell table:number-columns-repeated="2"/>
          <table:table-cell table:formula="of:=(COM.MICROSOFT.NORM.DIST([.Q31];[.$S$37];[.$R$37];FALSE()))*10000" office:value-type="float" office:value="0.474816553723841" calcext:value-type="float">
            <text:p>0.47</text:p>
          </table:table-cell>
          <table:table-cell table:number-columns-repeated="44"/>
        </table:table-row>
        <table:table-row table:style-name="ro2">
          <table:table-cell office:value-type="date" office:date-value="2020-04-03" calcext:value-type="date">
            <text:p>Fri 03/Apr 20</text:p>
          </table:table-cell>
          <table:table-cell office:value-type="float" office:value="10402" calcext:value-type="float">
            <text:p>10402</text:p>
          </table:table-cell>
          <table:table-cell table:formula="of:=[.B32]-[.B31]" office:value-type="float" office:value="1436" calcext:value-type="float">
            <text:p>1436</text:p>
          </table:table-cell>
          <table:table-cell table:formula="of:=([.C32]/[.B31])" office:value-type="percentage" office:value="0.16016060673656" calcext:value-type="percentage">
            <text:p>16.02%</text:p>
          </table:table-cell>
          <table:table-cell table:formula="of:=(([.$B32]/[.$B25])^(1/7))-1" office:value-type="percentage" office:value="0.181319588941458" calcext:value-type="percentage">
            <text:p>18.13%</text:p>
          </table:table-cell>
          <table:table-cell table:number-columns-repeated="2"/>
          <table:table-cell office:value-type="float" office:value="192" calcext:value-type="float">
            <text:p>192</text:p>
          </table:table-cell>
          <table:table-cell table:formula="of:=(([.$B32]/AVERAGE([.$B25:.$B31]))^(1/8))-1" office:value-type="percentage" office:value="0.0727147053309378" calcext:value-type="percentage">
            <text:p>7.27%</text:p>
          </table:table-cell>
          <table:table-cell table:formula="of:=COM.MICROSOFT.STDEV.S([.C$2:.C32])" office:value-type="float" office:value="444.350975296906" calcext:value-type="float">
            <text:p>444.35</text:p>
          </table:table-cell>
          <table:table-cell table:formula="of:=AVERAGE([.$C$2:.C32])" office:value-type="float" office:value="335.548387096774" calcext:value-type="float">
            <text:p>335.548</text:p>
          </table:table-cell>
          <table:table-cell table:formula="of:=COM.MICROSOFT.VAR.S([.C26:.C32])" office:value-type="float" office:value="67063.4761904762" calcext:value-type="float">
            <text:p>67063.476</text:p>
          </table:table-cell>
          <table:table-cell table:formula="of:=SQRT([.L32])" office:value-type="float" office:value="258.966168042229" calcext:value-type="float">
            <text:p>258.966</text:p>
          </table:table-cell>
          <table:table-cell table:formula="of:=AVERAGE([.C26:.C32])" office:value-type="float" office:value="1023.14285714286" calcext:value-type="float">
            <text:p>1023.143</text:p>
          </table:table-cell>
          <table:table-cell table:formula="of:=(COM.MICROSOFT.NORM.DIST([.P32];[.$K$34];[.$J$34];FALSE()))*10000" office:value-type="float" office:value="0.671077657683452" calcext:value-type="float">
            <text:p>0.67</text:p>
          </table:table-cell>
          <table:table-cell table:formula="of:=[.C32]" office:value-type="float" office:value="1436" calcext:value-type="float">
            <text:p>1436</text:p>
          </table:table-cell>
          <table:table-cell table:formula="of:=[.B32]" office:value-type="float" office:value="10402" calcext:value-type="float">
            <text:p>10402</text:p>
          </table:table-cell>
          <table:table-cell table:number-columns-repeated="2"/>
          <table:table-cell table:formula="of:=(COM.MICROSOFT.NORM.DIST([.Q32];[.$S$37];[.$R$37];FALSE()))*10000" office:value-type="float" office:value="0.344213246044355" calcext:value-type="float">
            <text:p>0.34</text:p>
          </table:table-cell>
          <table:table-cell table:number-columns-repeated="44"/>
        </table:table-row>
        <table:table-row table:style-name="ro2">
          <table:table-cell office:value-type="date" office:date-value="2020-04-04" calcext:value-type="date">
            <text:p>Sat 04/Apr 20</text:p>
          </table:table-cell>
          <table:table-cell office:value-type="float" office:value="11736" calcext:value-type="float">
            <text:p>11736</text:p>
          </table:table-cell>
          <table:table-cell table:formula="of:=[.B33]-[.B32]" office:value-type="float" office:value="1334" calcext:value-type="float">
            <text:p>1334</text:p>
          </table:table-cell>
          <table:table-cell table:formula="of:=([.C33]/[.B32])" office:value-type="percentage" office:value="0.12824456835224" calcext:value-type="percentage">
            <text:p>12.82%</text:p>
          </table:table-cell>
          <table:table-cell table:formula="of:=(([.$B33]/[.$B26])^(1/7))-1" office:value-type="percentage" office:value="0.155890344108819" calcext:value-type="percentage">
            <text:p>15.59%</text:p>
          </table:table-cell>
          <table:table-cell table:number-columns-repeated="2"/>
          <table:table-cell office:value-type="float" office:value="216" calcext:value-type="float">
            <text:p>216</text:p>
          </table:table-cell>
          <table:table-cell table:formula="of:=(([.$B33]/AVERAGE([.$B26:.$B32]))^(1/8))-1" office:value-type="percentage" office:value="0.0675722976494773" calcext:value-type="percentage">
            <text:p>6.76%</text:p>
          </table:table-cell>
          <table:table-cell table:formula="of:=COM.MICROSOFT.STDEV.S([.C$2:.C33])" office:value-type="float" office:value="471.414686291818" calcext:value-type="float">
            <text:p>471.41</text:p>
          </table:table-cell>
          <table:table-cell table:formula="of:=AVERAGE([.$C$2:.C33])" office:value-type="float" office:value="366.75" calcext:value-type="float">
            <text:p>366.750</text:p>
          </table:table-cell>
          <table:table-cell table:formula="of:=COM.MICROSOFT.VAR.S([.C27:.C33])" office:value-type="float" office:value="80769.9523809524" calcext:value-type="float">
            <text:p>80769.952</text:p>
          </table:table-cell>
          <table:table-cell table:formula="of:=SQRT([.L33])" office:value-type="float" office:value="284.200549578906" calcext:value-type="float">
            <text:p>284.201</text:p>
          </table:table-cell>
          <table:table-cell table:formula="of:=AVERAGE([.C27:.C33])" office:value-type="float" office:value="1068.42857142857" calcext:value-type="float">
            <text:p>1068.429</text:p>
          </table:table-cell>
          <table:table-cell table:formula="of:=(COM.MICROSOFT.NORM.DIST([.P33];[.$K$34];[.$J$34];FALSE()))*10000" office:value-type="float" office:value="1.06982984344288" calcext:value-type="float">
            <text:p>1.07</text:p>
          </table:table-cell>
          <table:table-cell table:formula="of:=[.C33]" office:value-type="float" office:value="1334" calcext:value-type="float">
            <text:p>1334</text:p>
          </table:table-cell>
          <table:table-cell table:formula="of:=[.B33]" office:value-type="float" office:value="11736" calcext:value-type="float">
            <text:p>11736</text:p>
          </table:table-cell>
          <table:table-cell table:number-columns-repeated="2"/>
          <table:table-cell table:formula="of:=(COM.MICROSOFT.NORM.DIST([.Q33];[.$S$37];[.$R$37];FALSE()))*10000" office:value-type="float" office:value="0.237759446569014" calcext:value-type="float">
            <text:p>0.24</text:p>
          </table:table-cell>
          <table:table-cell table:number-columns-repeated="44"/>
        </table:table-row>
        <table:table-row table:style-name="ro2">
          <table:table-cell office:value-type="date" office:date-value="2020-04-05" calcext:value-type="date">
            <text:p>Sun 05/Apr 20</text:p>
          </table:table-cell>
          <table:table-cell office:value-type="float" office:value="12500" calcext:value-type="float">
            <text:p>12500</text:p>
          </table:table-cell>
          <table:table-cell table:formula="of:=[.B34]-[.B33]" office:value-type="float" office:value="764" calcext:value-type="float">
            <text:p>764</text:p>
          </table:table-cell>
          <table:table-cell table:formula="of:=([.C34]/[.B33])" office:value-type="percentage" office:value="0.0650988411724608" calcext:value-type="percentage">
            <text:p>6.51%</text:p>
          </table:table-cell>
          <table:table-cell table:formula="of:=(([.$B34]/[.$B27])^(1/7))-1" office:value-type="percentage" office:value="0.141325391188603" calcext:value-type="percentage">
            <text:p>14.13%</text:p>
          </table:table-cell>
          <table:table-cell table:number-columns-repeated="2"/>
          <table:table-cell office:value-type="float" office:value="231" calcext:value-type="float">
            <text:p>231</text:p>
          </table:table-cell>
          <table:table-cell table:formula="of:=(([.$B34]/AVERAGE([.$B27:.$B33]))^(1/8))-1" office:value-type="percentage" office:value="0.0569730646761952" calcext:value-type="percentage">
            <text:p>5.70%</text:p>
          </table:table-cell>
          <table:table-cell table:formula="of:=COM.MICROSOFT.STDEV.S([.C$2:.C34])" office:value-type="float" office:value="469.115241543573" calcext:value-type="float">
            <text:p>469.12</text:p>
          </table:table-cell>
          <table:table-cell table:formula="of:=AVERAGE([.$C$2:.C34])" office:value-type="float" office:value="378.787878787879" calcext:value-type="float">
            <text:p>378.788</text:p>
          </table:table-cell>
          <table:table-cell table:formula="of:=COM.MICROSOFT.VAR.S([.C28:.C34])" office:value-type="float" office:value="73242.8095238095" calcext:value-type="float">
            <text:p>73242.810</text:p>
          </table:table-cell>
          <table:table-cell table:formula="of:=SQRT([.L34])" office:value-type="float" office:value="270.634087882161" calcext:value-type="float">
            <text:p>270.634</text:p>
          </table:table-cell>
          <table:table-cell table:formula="of:=AVERAGE([.C28:.C34])" office:value-type="float" office:value="1077.85714285714" calcext:value-type="float">
            <text:p>1077.857</text:p>
          </table:table-cell>
          <table:table-cell table:formula="of:=(COM.MICROSOFT.NORM.DIST([.P34];[.$K$34];[.$J$34];FALSE()))*10000" office:value-type="float" office:value="6.07033004280088" calcext:value-type="float">
            <text:p>6.07</text:p>
          </table:table-cell>
          <table:table-cell table:formula="of:=[.C34]" office:value-type="float" office:value="764" calcext:value-type="float">
            <text:p>764</text:p>
          </table:table-cell>
          <table:table-cell table:formula="of:=[.B34]" office:value-type="float" office:value="12500" calcext:value-type="float">
            <text:p>12500</text:p>
          </table:table-cell>
          <table:table-cell table:number-columns-repeated="2"/>
          <table:table-cell table:formula="of:=(COM.MICROSOFT.NORM.DIST([.Q34];[.$S$37];[.$R$37];FALSE()))*10000" office:value-type="float" office:value="0.186508528079503" calcext:value-type="float">
            <text:p>0.19</text:p>
          </table:table-cell>
          <table:table-cell table:number-columns-repeated="44"/>
        </table:table-row>
        <table:table-row table:style-name="ro2">
          <table:table-cell office:value-type="date" office:date-value="2020-04-06" calcext:value-type="date">
            <text:p>Mon 06/Apr 20</text:p>
          </table:table-cell>
          <table:table-cell office:value-type="float" office:value="13837" calcext:value-type="float">
            <text:p>13837</text:p>
          </table:table-cell>
          <table:table-cell table:formula="of:=[.B35]-[.B34]" office:value-type="float" office:value="1337" calcext:value-type="float">
            <text:p>1337</text:p>
          </table:table-cell>
          <table:table-cell table:formula="of:=([.C35]/[.B34])" office:value-type="percentage" office:value="0.10696" calcext:value-type="percentage">
            <text:p>10.70%</text:p>
          </table:table-cell>
          <table:table-cell table:formula="of:=(([.$B35]/[.$B28])^(1/7))-1" office:value-type="percentage" office:value="0.133601567204406" calcext:value-type="percentage">
            <text:p>13.36%</text:p>
          </table:table-cell>
          <table:table-cell table:number-columns-repeated="2"/>
          <table:table-cell table:formula="of:=[.H34]+29" office:value-type="float" office:value="260" calcext:value-type="float">
            <text:p>260</text:p>
          </table:table-cell>
          <table:table-cell table:formula="of:=(([.$B35]/AVERAGE([.$B28:.$B34]))^(1/8))-1" office:value-type="percentage" office:value="0.0537513371333822" calcext:value-type="percentage">
            <text:p>5.38%</text:p>
          </table:table-cell>
          <table:table-cell table:formula="of:=COM.MICROSOFT.STDEV.S([.C$2:.C35])" office:value-type="float" office:value="490.311495628134" calcext:value-type="float">
            <text:p>490.31</text:p>
          </table:table-cell>
          <table:table-cell table:formula="of:=AVERAGE([.$C$2:.C35])" office:value-type="float" office:value="406.970588235294" calcext:value-type="float">
            <text:p>406.971</text:p>
          </table:table-cell>
          <table:table-cell table:formula="of:=COM.MICROSOFT.VAR.S([.C29:.C35])" office:value-type="float" office:value="64345.6666666667" calcext:value-type="float">
            <text:p>64345.667</text:p>
          </table:table-cell>
          <table:table-cell table:formula="of:=SQRT([.L35])" office:value-type="float" office:value="253.664476556467" calcext:value-type="float">
            <text:p>253.664</text:p>
          </table:table-cell>
          <table:table-cell table:formula="of:=AVERAGE([.C29:.C35])" office:value-type="float" office:value="1155" calcext:value-type="float">
            <text:p>1155.000</text:p>
          </table:table-cell>
          <table:table-cell table:formula="of:=(COM.MICROSOFT.NORM.DIST([.P35];[.$K$35];[.$J$35];FALSE()))*10000" office:value-type="float" office:value="1.3463677621916" calcext:value-type="float">
            <text:p>1.35</text:p>
          </table:table-cell>
          <table:table-cell table:formula="of:=[.C35]" office:value-type="float" office:value="1337" calcext:value-type="float">
            <text:p>1337</text:p>
          </table:table-cell>
          <table:table-cell table:formula="of:=[.B35]" office:value-type="float" office:value="13837" calcext:value-type="float">
            <text:p>13837</text:p>
          </table:table-cell>
          <table:table-cell table:number-columns-repeated="2"/>
          <table:table-cell table:formula="of:=(COM.MICROSOFT.NORM.DIST([.Q35];[.$S$37];[.$R$37];FALSE()))*10000" office:value-type="float" office:value="0.115525938243979" calcext:value-type="float">
            <text:p>0.12</text:p>
          </table:table-cell>
          <table:table-cell table:number-columns-repeated="44"/>
        </table:table-row>
        <table:table-row table:style-name="ro2">
          <table:table-cell office:value-type="date" office:date-value="2020-04-07" calcext:value-type="date">
            <text:p>Tue 07/Apr 20</text:p>
          </table:table-cell>
          <table:table-cell office:value-type="float" office:value="15202" calcext:value-type="float">
            <text:p>15202</text:p>
          </table:table-cell>
          <table:table-cell table:formula="of:=[.B36]-[.B35]" office:value-type="float" office:value="1365" calcext:value-type="float">
            <text:p>1365</text:p>
          </table:table-cell>
          <table:table-cell table:formula="of:=([.C36]/[.B35])" office:value-type="percentage" office:value="0.0986485509864855" calcext:value-type="percentage">
            <text:p>9.86%</text:p>
          </table:table-cell>
          <table:table-cell table:formula="of:=(([.$B36]/[.$B29])^(1/7))-1" office:value-type="percentage" office:value="0.126101492590079" calcext:value-type="percentage">
            <text:p>12.61%</text:p>
          </table:table-cell>
          <table:table-cell table:number-columns-repeated="2"/>
          <table:table-cell office:value-type="float" office:value="356" calcext:value-type="float">
            <text:p>356</text:p>
          </table:table-cell>
          <table:table-cell table:formula="of:=(([.$B36]/AVERAGE([.$B29:.$B35]))^(1/8))-1" office:value-type="percentage" office:value="0.0504128998797151" calcext:value-type="percentage">
            <text:p>5.04%</text:p>
          </table:table-cell>
          <table:table-cell table:formula="of:=COM.MICROSOFT.STDEV.S([.C$2:.C36])" office:value-type="float" office:value="509.468404773235" calcext:value-type="float">
            <text:p>509.47</text:p>
          </table:table-cell>
          <table:table-cell table:formula="of:=AVERAGE([.$C$2:.C36])" office:value-type="float" office:value="434.342857142857" calcext:value-type="float">
            <text:p>434.343</text:p>
          </table:table-cell>
          <table:table-cell table:formula="of:=COM.MICROSOFT.VAR.S([.C30:.C36])" office:value-type="float" office:value="52086.3333333333" calcext:value-type="float">
            <text:p>52086.333</text:p>
          </table:table-cell>
          <table:table-cell table:formula="of:=SQRT([.L36])" office:value-type="float" office:value="228.224304869866" calcext:value-type="float">
            <text:p>228.224</text:p>
          </table:table-cell>
          <table:table-cell table:formula="of:=AVERAGE([.C30:.C36])" office:value-type="float" office:value="1226" calcext:value-type="float">
            <text:p>1226.000</text:p>
          </table:table-cell>
          <table:table-cell table:formula="of:=(COM.MICROSOFT.NORM.DIST([.P36];[.$K$35];[.$J$35];FALSE()))*10000" office:value-type="float" office:value="1.20618123378555" calcext:value-type="float">
            <text:p>1.21</text:p>
          </table:table-cell>
          <table:table-cell table:formula="of:=[.C36]" office:value-type="float" office:value="1365" calcext:value-type="float">
            <text:p>1365</text:p>
          </table:table-cell>
          <table:table-cell table:formula="of:=[.B36]" office:value-type="float" office:value="15202" calcext:value-type="float">
            <text:p>15202</text:p>
          </table:table-cell>
          <table:table-cell table:formula="of:=COM.MICROSOFT.STDEV.S([.B$2:.B36])" office:value-type="float" office:value="4636.7656709602" calcext:value-type="float">
            <text:p>4636.77</text:p>
          </table:table-cell>
          <table:table-cell table:formula="of:=AVERAGE([.B3:.B36])" office:value-type="float" office:value="3376.17647058823" calcext:value-type="float">
            <text:p>3376.18</text:p>
          </table:table-cell>
          <table:table-cell table:formula="of:=(COM.MICROSOFT.NORM.DIST([.Q36];[.$S$37];[.$R$37];FALSE()))*10000" office:value-type="float" office:value="0.0659853695007668" calcext:value-type="float">
            <text:p>0.07</text:p>
          </table:table-cell>
          <table:table-cell table:number-columns-repeated="44"/>
        </table:table-row>
        <table:table-row table:style-name="ro2">
          <table:table-cell office:value-type="date" office:date-value="2020-04-08" calcext:value-type="date">
            <text:p>Wed 08/Apr 20</text:p>
          </table:table-cell>
          <table:table-cell office:value-type="float" office:value="16790" calcext:value-type="float">
            <text:p>16790</text:p>
          </table:table-cell>
          <table:table-cell office:value-type="float" office:value="1588" calcext:value-type="float">
            <text:p>1588</text:p>
          </table:table-cell>
          <table:table-cell table:formula="of:=([.C37]/[.B36])" office:value-type="percentage" office:value="0.104459939481647" calcext:value-type="percentage">
            <text:p>10.45%</text:p>
          </table:table-cell>
          <table:table-cell table:formula="of:=(([.$B37]/[.$B30])^(1/7))-1" office:value-type="percentage" office:value="0.117018282918665" calcext:value-type="percentage">
            <text:p>11.70%</text:p>
          </table:table-cell>
          <table:table-cell table:style-name="Default"/>
          <table:table-cell/>
          <table:table-cell office:value-type="float" office:value="433" calcext:value-type="float">
            <text:p>433</text:p>
          </table:table-cell>
          <table:table-cell table:formula="of:=(([.$B37]/AVERAGE([.$B30:.$B36]))^(1/8))-1" office:value-type="percentage" office:value="0.0486351629060269" calcext:value-type="percentage">
            <text:p>4.86%</text:p>
          </table:table-cell>
          <table:table-cell table:formula="of:=COM.MICROSOFT.STDEV.S([.C$2:.C37])" office:value-type="float" office:value="537.691588593726" calcext:value-type="float">
            <text:p>537.69</text:p>
          </table:table-cell>
          <table:table-cell table:formula="of:=AVERAGE([.$C$2:.C37])" office:value-type="float" office:value="466.388888888889" calcext:value-type="float">
            <text:p>466.389</text:p>
          </table:table-cell>
          <table:table-cell table:formula="of:=COM.MICROSOFT.VAR.S([.C31:.C37])" office:value-type="float" office:value="66723.4761904762" calcext:value-type="float">
            <text:p>66723.476</text:p>
          </table:table-cell>
          <table:table-cell table:formula="of:=SQRT([.L37])" office:value-type="float" office:value="258.308877490643" calcext:value-type="float">
            <text:p>258.309</text:p>
          </table:table-cell>
          <table:table-cell table:formula="of:=AVERAGE([.C31:.C37])" office:value-type="float" office:value="1293.14285714286" calcext:value-type="float">
            <text:p>1293.143</text:p>
          </table:table-cell>
          <table:table-cell table:formula="of:=(COM.MICROSOFT.NORM.DIST([.P37];[.$K$35];[.$J$35];FALSE()))*10000" office:value-type="float" office:value="0.447250671973792" calcext:value-type="float">
            <text:p>0.45</text:p>
          </table:table-cell>
          <table:table-cell table:formula="of:=[.C37]" office:value-type="float" office:value="1588" calcext:value-type="float">
            <text:p>1588</text:p>
          </table:table-cell>
          <table:table-cell table:formula="of:=[.B37]" office:value-type="float" office:value="16790" calcext:value-type="float">
            <text:p>16790</text:p>
          </table:table-cell>
          <table:table-cell table:formula="of:=COM.MICROSOFT.STDEV.S([.B$2:.B37])" office:value-type="float" office:value="5094.65367360415" calcext:value-type="float">
            <text:p>5094.65</text:p>
          </table:table-cell>
          <table:table-cell table:formula="of:=AVERAGE([.B4:.B37])" office:value-type="float" office:value="3869.91176470588" calcext:value-type="float">
            <text:p>3869.91</text:p>
          </table:table-cell>
          <table:table-cell table:formula="of:=(COM.MICROSOFT.NORM.DIST([.Q37];[.$S$37];[.$R$37];FALSE()))*10000" office:value-type="float" office:value="0.0314229649066732" calcext:value-type="float">
            <text:p>0.03</text:p>
          </table:table-cell>
          <table:table-cell table:number-columns-repeated="44"/>
        </table:table-row>
        <table:table-row table:style-name="ro2" table:number-rows-repeated="2">
          <table:table-cell table:style-name="Default"/>
          <table:table-cell table:number-columns-repeated="2"/>
          <table:table-cell table:style-name="Default" table:number-columns-repeated="3"/>
          <table:table-cell table:number-columns-repeated="2"/>
          <table:table-cell table:style-name="Default" table:number-columns-repeated="7"/>
          <table:table-cell table:number-columns-repeated="2"/>
          <table:table-cell table:style-name="Default" table:number-columns-repeated="3"/>
          <table:table-cell table:number-columns-repeated="44"/>
        </table:table-row>
        <table:table-row table:style-name="ro2">
          <table:table-cell table:style-name="ce2"/>
          <table:table-cell table:number-columns-repeated="2"/>
          <table:table-cell table:style-name="Default" table:number-columns-repeated="3"/>
          <table:table-cell table:number-columns-repeated="2"/>
          <table:table-cell table:style-name="Default" table:number-columns-repeated="7"/>
          <table:table-cell table:number-columns-repeated="2"/>
          <table:table-cell table:style-name="Default" table:number-columns-repeated="3"/>
          <table:table-cell table:number-columns-repeated="44"/>
        </table:table-row>
        <table:table-row table:style-name="ro2" table:number-rows-repeated="3">
          <table:table-cell table:style-name="ce2"/>
          <table:table-cell table:number-columns-repeated="2"/>
          <table:table-cell table:style-name="Default" table:number-columns-repeated="3"/>
          <table:table-cell/>
          <table:table-cell table:style-name="ce2"/>
          <table:table-cell table:style-name="Default" table:number-columns-repeated="7"/>
          <table:table-cell table:number-columns-repeated="2"/>
          <table:table-cell table:style-name="Default" table:number-columns-repeated="3"/>
          <table:table-cell table:number-columns-repeated="44"/>
        </table:table-row>
        <table:table-row table:style-name="ro2">
          <table:table-cell table:style-name="Default"/>
          <table:table-cell table:number-columns-repeated="2"/>
          <table:table-cell table:style-name="Default" table:number-columns-repeated="3"/>
          <table:table-cell/>
          <table:table-cell table:style-name="ce2"/>
          <table:table-cell table:style-name="Default" table:number-columns-repeated="7"/>
          <table:table-cell table:number-columns-repeated="2"/>
          <table:table-cell table:style-name="Default" table:number-columns-repeated="3"/>
          <table:table-cell table:number-columns-repeated="44"/>
        </table:table-row>
        <table:table-row table:style-name="ro2">
          <table:table-cell table:style-name="Default"/>
          <table:table-cell table:number-columns-repeated="2"/>
          <table:table-cell table:style-name="Default" table:number-columns-repeated="3"/>
          <table:table-cell/>
          <table:table-cell table:style-name="ce2"/>
          <table:table-cell table:style-name="Default" table:number-columns-repeated="7"/>
          <table:table-cell table:number-columns-repeated="2"/>
          <table:table-cell table:style-name="Default" table:number-columns-repeated="3"/>
          <table:table-cell table:number-columns-repeated="44"/>
        </table:table-row>
      </table:table>
      <table:table table:name="Charts" table:style-name="ta1">
        <table:shapes>
          <draw:frame draw:z-index="0" draw:style-name="gr1" draw:text-style-name="P1" svg:width="12.3142in" svg:height="8.5646in" svg:x="0in" svg:y="0in">
            <draw:object draw:notify-on-update-of-ranges="Massachusetts.A2:Massachusetts.A40 Massachusetts.B1:Massachusetts.B1 Massachusetts.B2:Massachusetts.B40 Massachusetts.C1:Massachusetts.C1 Massachusetts.C2:Massachusetts.C4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2.3142in" svg:height="8.2823in" svg:x="0in" svg:y="8.8575in">
            <draw:object draw:notify-on-update-of-ranges="Massachusetts.A1:Massachusetts.A40 Massachusetts.E1:Massachusetts.E1 Massachusetts.E1:Massachusetts.E40 Massachusetts.D1:Massachusetts.D1 Massachusetts.D1:Massachusetts.D4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.0358in" svg:height="8.3449in" svg:x="12.5417in" svg:y="8.826in">
            <draw:object draw:notify-on-update-of-ranges="Massachusetts.A8:Massachusetts.A40 Massachusetts.I1:Massachusetts.I1 Massachusetts.I8:Massachusetts.I4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15.1543in" svg:height="8.5228in" svg:x="12.5094in" svg:y="0.1043in">
            <draw:object draw:notify-on-update-of-ranges="Massachusetts.P1:Massachusetts.P1 Massachusetts.P2:Massachusetts.P35 Massachusetts.P1:Massachusetts.P1 Massachusetts.O2:Massachusetts.O35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9.7126in" svg:height="7.3098in" svg:x="0.8535in" svg:y="17.7382in">
            <draw:object draw:notify-on-update-of-ranges="Massachusetts.A2:Massachusetts.A40 Massachusetts.C1:Massachusetts.C1 Massachusetts.C2:Massachusetts.C40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line draw:z-index="5" draw:style-name="gr2" draw:text-style-name="P2" svg:x1="5.7343in" svg:y1="23.5713in" svg:x2="6.9701in" svg:y2="21.1555in">
            <text:p/>
          </draw:line>
          <draw:line draw:z-index="6" draw:style-name="gr2" draw:text-style-name="P2" svg:x1="7.1654in" svg:y1="22.1492in" svg:x2="8.4551in" svg:y2="20.2665in">
            <text:p/>
          </draw:line>
          <draw:line draw:z-index="7" draw:style-name="gr2" draw:text-style-name="P2" svg:x1="8.6283in" svg:y1="21.8976in" svg:x2="9.3008in" svg:y2="19.5768in">
            <text:p/>
          </draw:line>
        </table:shapes>
        <table:table-column table:style-name="co2" table:default-cell-style-name="Default"/>
        <table:table-row table:style-name="ro2">
          <table:table-cell/>
        </table:table-row>
      </table:table>
      <table:named-expressions/>
      <table:database-ranges>
        <table:database-range table:name="__Anonymous_Sheet_DB__0" table:target-range-address="Massachusetts.O1:Massachusetts.P29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3" loext:min-decimal-places="13" number:min-integer-digits="1"/>
    </number:number-style>
    <number:number-style style:name="N122">
      <number:number number:decimal-places="12" loext:min-decimal-places="12" number:min-integer-digits="1"/>
    </number:number-style>
    <number:number-style style:name="N123">
      <number:number number:decimal-places="11" loext:min-decimal-places="11" number:min-integer-digits="1"/>
    </number:number-style>
    <number:number-style style:name="N124">
      <number:number number:decimal-places="10" loext:min-decimal-places="10" number:min-integer-digits="1"/>
    </number:number-style>
    <number:number-style style:name="N125">
      <number:number number:decimal-places="9" loext:min-decimal-places="9" number:min-integer-digits="1"/>
    </number:number-style>
    <number:number-style style:name="N126">
      <number:number number:decimal-places="8" loext:min-decimal-places="8" number:min-integer-digits="1"/>
    </number:number-style>
    <number:number-style style:name="N127">
      <number:number number:decimal-places="7" loext:min-decimal-places="7" number:min-integer-digits="1"/>
    </number:number-style>
    <number:number-style style:name="N128">
      <number:number number:decimal-places="6" loext:min-decimal-places="6" number:min-integer-digits="1"/>
    </number:number-style>
    <number:number-style style:name="N129">
      <number:number number:decimal-places="5" loext:min-decimal-places="5" number:min-integer-digits="1"/>
    </number:number-style>
    <number:number-style style:name="N130">
      <number:number number:decimal-places="4" loext:min-decimal-places="4" number:min-integer-digits="1"/>
    </number:number-style>
    <number:number-style style:name="N131">
      <number:number number:decimal-places="3" loext:min-decimal-places="3" number:min-integer-digits="1"/>
    </number:number-style>
    <number:number-style style:name="N132">
      <number:number number:decimal-places="1" loext:min-decimal-places="1" number:min-integer-digits="1"/>
    </number:number-style>
    <number:number-style style:name="N133">
      <number:number number:decimal-places="14" loext:min-decimal-places="1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8">00/00/0000</text:date>, <text:time style:data-style-name="N2" text:time-value="09:15:21.06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3-21T18:07:58.639000000</meta:creation-date>
    <dc:date>2020-04-08T17:41:21.721000000</dc:date>
    <meta:editing-duration>PT18H34M3S</meta:editing-duration>
    <meta:editing-cycles>95</meta:editing-cycles>
    <meta:generator>LibreOffice/6.4.2.2$Windows_X86_64 LibreOffice_project/4e471d8c02c9c90f512f7f9ead8875b57fcb1ec3</meta:generator>
    <dc:creator>Adam Ragozzino</dc:creator>
    <meta:document-statistic meta:table-count="2" meta:cell-count="540" meta:object-count="9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date-style style:name="N31">
      <number:day-of-week/>
      <number:text> </number:text>
      <number:day number:style="long"/>
      <number:text>/</number:text>
      <number:month number:textual="true"/>
      <number:text> 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 chart:data-label-number="value" chart:data-label-text="false" chart:data-label-symbol="false"/>
    </style:style>
    <style:style style:name="ch5" style:family="chart" style:data-style-name="N31">
      <style:chart-properties chart:display-label="true" chart:logarithmic="false" chart:reverse-direction="false" text:line-break="false" loext:try-staggering-first="false" chart:link-data-style-to-source="true" chart:axis-position="0" style:rotation-angle="27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exponential"/>
      <style:graphic-properties svg:stroke-color="#ff420e"/>
    </style:style>
    <style:style style:name="ch12" style:family="chart">
      <style:chart-properties chart:solid-type="cuboid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1.279cm" svg:height="21.755cm" xlink:href=".." xlink:type="simple" chart:class="chart:bar" chart:style-name="ch1">
        <chart:subtitle svg:x="0cm" svg:y="0cm" chart:style-name="ch2">
          <text:p/>
        </chart:subtitle>
        <chart:legend chart:legend-position="end" svg:x="3.382cm" svg:y="1.241cm" style:legend-expansion="custom" chartooo:width="3.059cm" chartooo:height="1.469cm" style:legend-expansion-aspect-ratio="2.08236895847515" chart:style-name="ch3"/>
        <chart:plot-area chart:style-name="ch4" table:cell-range-address="Massachusetts.A1:Massachusetts.C40" chart:data-source-has-labels="both" svg:x="0.77cm" svg:y="0.478cm" svg:width="28.848cm" svg:height="19.465cm">
          <chartooo:coordinate-region svg:x="1.947cm" svg:y="0.677cm" svg:width="27.671cm" svg:height="16.686cm"/>
          <chart:axis chart:dimension="x" chart:name="primary-x" chart:style-name="ch5" chartooo:axis-type="date">
            <chartooo:date-scale/>
            <chart:categories table:cell-range-address="Massachusetts.A2:Massachusetts.A40"/>
          </chart:axis>
          <chart:axis chart:dimension="y" chart:name="primary-y" chart:style-name="ch6">
            <chart:grid chart:style-name="ch7" chart:class="major"/>
          </chart:axis>
          <chart:axis chart:dimension="y" chart:name="secondary-y" chart:style-name="ch8"/>
          <chart:series chart:attached-axis="primary-y" chart:style-name="ch9" chart:values-cell-range-address="Massachusetts.B2:Massachusetts.B40" chart:label-cell-address="Massachusetts.B1:Massachusetts.B1" chart:class="chart:bar">
            <chart:data-point chart:repeated="39"/>
          </chart:series>
          <chart:series chart:attached-axis="primary-y" chart:style-name="ch10" chart:values-cell-range-address="Massachusetts.C2:Massachusetts.C40" chart:label-cell-address="Massachusetts.C1:Massachusetts.C1" chart:class="chart:bar">
            <chart:regression-curve chart:style-name="ch11"/>
            <chart:data-point chart:repeated="19"/>
            <chart:data-point chart:style-name="ch12"/>
            <chart:data-point chart:repeated="1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 Cases</text:p>
                <draw:g>
                  <svg:desc>Massachusetts.B1:Massachusetts.B1</svg:desc>
                </draw:g>
              </table:table-cell>
              <table:table-cell office:value-type="string">
                <text:p>New Cases</text:p>
                <draw:g>
                  <svg:desc>Massachusetts.C1:Massachusetts.C1</svg:desc>
                </draw:g>
              </table:table-cell>
            </table:table-row>
          </table:table-header-rows>
          <table:table-rows>
            <table:table-row>
              <table:table-cell office:value-type="float" office:value="43894">
                <text:p>43894</text:p>
                <draw:g>
                  <svg:desc>Massachusetts.A2:Massachusetts.A40</svg:desc>
                </draw:g>
              </table:table-cell>
              <table:table-cell office:value-type="float" office:value="2">
                <text:p>2</text:p>
                <draw:g>
                  <svg:desc>Massachusetts.B2:Massachusetts.B40</svg:desc>
                </draw:g>
              </table:table-cell>
              <table:table-cell office:value-type="float" office:value="2">
                <text:p>2</text:p>
                <draw:g>
                  <svg:desc>Massachusetts.C2:Massachusetts.C40</svg:desc>
                </draw:g>
              </table:table-cell>
            </table:table-row>
            <table:table-row>
              <table:table-cell office:value-type="float" office:value="43895">
                <text:p>43895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896">
                <text:p>43896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13">
                <text:p>1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28">
                <text:p>2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41">
                <text:p>4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92">
                <text:p>92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95">
                <text:p>9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108">
                <text:p>10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123">
                <text:p>12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138">
                <text:p>13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164">
                <text:p>16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197">
                <text:p>19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218">
                <text:p>21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256">
                <text:p>256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326">
                <text:p>326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413">
                <text:p>413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525">
                <text:p>525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646">
                <text:p>646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777">
                <text:p>777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1159">
                <text:p>1159</text:p>
              </table:table-cell>
              <table:table-cell office:value-type="float" office:value="382">
                <text:p>382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1838">
                <text:p>1838</text:p>
              </table:table-cell>
              <table:table-cell office:value-type="float" office:value="679">
                <text:p>679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2417">
                <text:p>2417</text:p>
              </table:table-cell>
              <table:table-cell office:value-type="float" office:value="579">
                <text:p>579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3240">
                <text:p>3240</text:p>
              </table:table-cell>
              <table:table-cell office:value-type="float" office:value="823">
                <text:p>823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4257">
                <text:p>4257</text:p>
              </table:table-cell>
              <table:table-cell office:value-type="float" office:value="1017">
                <text:p>1017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4955">
                <text:p>4955</text:p>
              </table:table-cell>
              <table:table-cell office:value-type="float" office:value="698">
                <text:p>698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5752">
                <text:p>5752</text:p>
              </table:table-cell>
              <table:table-cell office:value-type="float" office:value="797">
                <text:p>797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6620">
                <text:p>6620</text:p>
              </table:table-cell>
              <table:table-cell office:value-type="float" office:value="868">
                <text:p>868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7738">
                <text:p>7738</text:p>
              </table:table-cell>
              <table:table-cell office:value-type="float" office:value="1118">
                <text:p>1118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8966">
                <text:p>8966</text:p>
              </table:table-cell>
              <table:table-cell office:value-type="float" office:value="1228">
                <text:p>1228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10402">
                <text:p>10402</text:p>
              </table:table-cell>
              <table:table-cell office:value-type="float" office:value="1436">
                <text:p>1436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11736">
                <text:p>11736</text:p>
              </table:table-cell>
              <table:table-cell office:value-type="float" office:value="1334">
                <text:p>1334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12500">
                <text:p>12500</text:p>
              </table:table-cell>
              <table:table-cell office:value-type="float" office:value="764">
                <text:p>764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13837">
                <text:p>13837</text:p>
              </table:table-cell>
              <table:table-cell office:value-type="float" office:value="1337">
                <text:p>1337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15202">
                <text:p>15202</text:p>
              </table:table-cell>
              <table:table-cell office:value-type="float" office:value="1365">
                <text:p>1365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16790">
                <text:p>16790</text:p>
              </table:table-cell>
              <table:table-cell office:value-type="float" office:value="1588">
                <text:p>15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2.2$Windows_X86_64 LibreOffice_project/4e471d8c02c9c90f512f7f9ead8875b57fcb1ec3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2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percentage-style style:name="N11">
      <number:number number:decimal-places="2" loext:min-decimal-places="2" number:min-integer-digits="1"/>
      <number:text>%</number:text>
    </number:percentage-style>
    <number:date-style style:name="N31">
      <number:day-of-week/>
      <number:text> </number:text>
      <number:day number:style="long"/>
      <number:text>/</number:text>
      <number:month number:textual="true"/>
      <number:text> </number:text>
      <number:year/>
    </number:dat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treat-empty-cells="ignore" chart:right-angled-axes="true"/>
    </style:style>
    <style:style style:name="ch5" style:family="chart" style:data-style-name="N37">
      <style:chart-properties chart:display-label="true" chart:tick-marks-major-inner="true" chart:tick-marks-major-outer="false" chart:logarithmic="false" chart:reverse-direction="false" text:line-break="false" loext:try-staggering-first="false" chart:link-data-style-to-source="true" chart:axis-position="start" style:rotation-angle="90"/>
      <style:graphic-properties svg:stroke-color="#b3b3b3"/>
      <style:text-properties fo:font-size="10pt" style:font-size-asian="10pt" style:font-size-complex="10pt"/>
    </style:style>
    <style:style style:name="ch6" style:family="chart" style:data-style-name="N31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7" style:family="chart" style:data-style-name="N11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11">
      <style:chart-properties chart:symbol-type="named-symbol" chart:symbol-name="asterisk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11">
      <style:chart-properties chart:symbol-type="named-symbol" chart:symbol-name="diamond" chart:symbol-width="0.25cm" chart:symbol-height="0.25cm" chart:link-data-style-to-source="true" chart:data-label-number="value" chart:data-label-text="false" chart:data-label-symbol="fals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1.279cm" svg:height="21.038cm" xlink:href=".." xlink:type="simple" chart:class="chart:line" chart:style-name="ch1">
        <chart:subtitle svg:x="0cm" svg:y="0cm" chart:style-name="ch2">
          <text:p/>
        </chart:subtitle>
        <chart:legend chart:legend-position="end" svg:x="18.692cm" svg:y="3.801cm" style:legend-expansion="custom" chartooo:width="5.392cm" chartooo:height="3.079cm" style:legend-expansion-aspect-ratio="1.75121792789867" chart:style-name="ch3"/>
        <chart:plot-area chart:style-name="ch4" table:cell-range-address="Massachusetts.A1:Massachusetts.A40 Massachusetts.D1:Massachusetts.E40" chart:data-source-has-labels="both" svg:x="1.303cm" svg:y="0.491cm" svg:width="30.527cm" svg:height="20.516cm">
          <chartooo:coordinate-region svg:x="2.718cm" svg:y="0.691cm" svg:width="27.511cm" svg:height="18.733cm"/>
          <chart:axis chart:dimension="x" chart:name="primary-x" chart:style-name="ch5" chartooo:axis-type="date">
            <chartooo:date-scale/>
            <chart:categories table:cell-range-address="Massachusetts.A1:Massachusetts.A40"/>
          </chart:axis>
          <chart:axis chart:dimension="x" chart:name="secondary-x" chart:style-name="ch6"/>
          <chart:axis chart:dimension="y" chart:name="primary-y" chart:style-name="ch7">
            <chart:grid chart:style-name="ch8" chart:class="major"/>
          </chart:axis>
          <chart:axis chart:dimension="y" chart:name="secondary-y" chart:style-name="ch9"/>
          <chart:series chart:attached-axis="secondary-y" chart:style-name="ch10" chart:values-cell-range-address="Massachusetts.E1:Massachusetts.E40" chart:label-cell-address="Massachusetts.E1:Massachusetts.E1" chart:class="chart:line">
            <chart:data-point chart:repeated="40"/>
          </chart:series>
          <chart:series chart:attached-axis="primary-y" chart:style-name="ch11" chart:values-cell-range-address="Massachusetts.D1:Massachusetts.D40" chart:label-cell-address="Massachusetts.D1:Massachusetts.D1" chart:class="chart:line">
            <chart:data-point chart:repeated="4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hange in 7-Day Growth</text:p>
                <draw:g>
                  <svg:desc>Massachusetts.E1:Massachusetts.E1</svg:desc>
                </draw:g>
              </table:table-cell>
              <table:table-cell office:value-type="string">
                <text:p>% Increase DoD</text:p>
                <draw:g>
                  <svg:desc>Massachusetts.D1:Massachusetts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Date</text:p>
                <draw:g>
                  <svg:desc>Massachusetts.A1:Massachusetts.A40</svg:desc>
                </draw:g>
              </table:table-cell>
              <table:table-cell office:value-type="float" office:value="NaN">
                <text:p>NaN</text:p>
                <draw:g>
                  <svg:desc>Massachusetts.E1:Massachusetts.E40</svg:desc>
                </draw:g>
              </table:table-cell>
              <table:table-cell office:value-type="float" office:value="NaN">
                <text:p>NaN</text:p>
                <draw:g>
                  <svg:desc>Massachusetts.D1:Massachusetts.D40</svg:desc>
                </draw:g>
              </table:table-cell>
            </table:table-row>
            <table:table-row>
              <table:table-cell office:value-type="float" office:value="43894">
                <text:p>438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5">
                <text:p>438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6">
                <text:p>438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0.866255578408624">
                <text:p>0.8662555784086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0.934336420267669">
                <text:p>0.9343364202676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0.829577337804414">
                <text:p>0.8295773378044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0.892894046431534">
                <text:p>0.8928940464315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0.735911812788615">
                <text:p>0.7359118127886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0.668510441026825">
                <text:p>0.668510441026825</text:p>
              </table:table-cell>
              <table:table-cell office:value-type="float" office:value="0.136842105263158">
                <text:p>0.136842105263158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0.477559633442333">
                <text:p>0.477559633442333</text:p>
              </table:table-cell>
              <table:table-cell office:value-type="float" office:value="0.138888888888889">
                <text:p>0.138888888888889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0.401400434236989">
                <text:p>0.401400434236989</text:p>
              </table:table-cell>
              <table:table-cell office:value-type="float" office:value="0.121951219512195">
                <text:p>0.121951219512195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0.287269271755295">
                <text:p>0.287269271755295</text:p>
              </table:table-cell>
              <table:table-cell office:value-type="float" office:value="0.188405797101449">
                <text:p>0.188405797101449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0.251362671287395">
                <text:p>0.251362671287395</text:p>
              </table:table-cell>
              <table:table-cell office:value-type="float" office:value="0.201219512195122">
                <text:p>0.201219512195122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0.131160145717293">
                <text:p>0.131160145717293</text:p>
              </table:table-cell>
              <table:table-cell office:value-type="float" office:value="0.106598984771574">
                <text:p>0.106598984771574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0.152132259983384">
                <text:p>0.152132259983384</text:p>
              </table:table-cell>
              <table:table-cell office:value-type="float" office:value="0.174311926605505">
                <text:p>0.174311926605505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0.17095977883706">
                <text:p>0.17095977883706</text:p>
              </table:table-cell>
              <table:table-cell office:value-type="float" office:value="0.2734375">
                <text:p>0.2734375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0.188910813674196">
                <text:p>0.188910813674196</text:p>
              </table:table-cell>
              <table:table-cell office:value-type="float" office:value="0.266871165644172">
                <text:p>0.266871165644172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0.21031153907206">
                <text:p>0.21031153907206</text:p>
              </table:table-cell>
              <table:table-cell office:value-type="float" office:value="0.271186440677966">
                <text:p>0.271186440677966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0.216341499206758">
                <text:p>0.216341499206758</text:p>
              </table:table-cell>
              <table:table-cell office:value-type="float" office:value="0.23047619047619">
                <text:p>0.23047619047619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0.216568028397765">
                <text:p>0.216568028397765</text:p>
              </table:table-cell>
              <table:table-cell office:value-type="float" office:value="0.202786377708978">
                <text:p>0.202786377708978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0.269582688022962">
                <text:p>0.269582688022962</text:p>
              </table:table-cell>
              <table:table-cell office:value-type="float" office:value="0.491634491634492">
                <text:p>0.491634491634492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0.32525908977621">
                <text:p>0.32525908977621</text:p>
              </table:table-cell>
              <table:table-cell office:value-type="float" office:value="0.585849870578085">
                <text:p>0.585849870578085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0.331355847332381">
                <text:p>0.331355847332381</text:p>
              </table:table-cell>
              <table:table-cell office:value-type="float" office:value="0.315016322089227">
                <text:p>0.315016322089227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0.34214451165218">
                <text:p>0.34214451165218</text:p>
              </table:table-cell>
              <table:table-cell office:value-type="float" office:value="0.340504757964419">
                <text:p>0.340504757964419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0.348494540137405">
                <text:p>0.348494540137405</text:p>
              </table:table-cell>
              <table:table-cell office:value-type="float" office:value="0.313888888888889">
                <text:p>0.313888888888889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0.337832036310622">
                <text:p>0.337832036310622</text:p>
              </table:table-cell>
              <table:table-cell office:value-type="float" office:value="0.163965233732676">
                <text:p>0.163965233732676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0.331066318373927">
                <text:p>0.331066318373927</text:p>
              </table:table-cell>
              <table:table-cell office:value-type="float" office:value="0.160847628657921">
                <text:p>0.160847628657921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0.282657339266559">
                <text:p>0.282657339266559</text:p>
              </table:table-cell>
              <table:table-cell office:value-type="float" office:value="0.150904033379694">
                <text:p>0.150904033379694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0.227957446023583">
                <text:p>0.227957446023583</text:p>
              </table:table-cell>
              <table:table-cell office:value-type="float" office:value="0.168882175226586">
                <text:p>0.168882175226586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0.20595673223155">
                <text:p>0.20595673223155</text:p>
              </table:table-cell>
              <table:table-cell office:value-type="float" office:value="0.158697337813388">
                <text:p>0.158697337813388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0.181319588941458">
                <text:p>0.181319588941458</text:p>
              </table:table-cell>
              <table:table-cell office:value-type="float" office:value="0.16016060673656">
                <text:p>0.16016060673656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0.155890344108819">
                <text:p>0.155890344108819</text:p>
              </table:table-cell>
              <table:table-cell office:value-type="float" office:value="0.12824456835224">
                <text:p>0.12824456835224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0.141325391188603">
                <text:p>0.141325391188603</text:p>
              </table:table-cell>
              <table:table-cell office:value-type="float" office:value="0.0650988411724608">
                <text:p>0.0650988411724608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0.133601567204406">
                <text:p>0.133601567204406</text:p>
              </table:table-cell>
              <table:table-cell office:value-type="float" office:value="0.10696">
                <text:p>0.10696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0.126101492590079">
                <text:p>0.126101492590079</text:p>
              </table:table-cell>
              <table:table-cell office:value-type="float" office:value="0.0986485509864855">
                <text:p>0.0986485509864855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0.117018282918665">
                <text:p>0.117018282918665</text:p>
              </table:table-cell>
              <table:table-cell office:value-type="float" office:value="0.104459939481647">
                <text:p>0.1044599394816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2.2$Windows_X86_64 LibreOffice_project/4e471d8c02c9c90f512f7f9ead8875b57fcb1ec3</meta:generator>
  </office:meta>
</office:document-meta>
</file>

<file path=Object 2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number:date-style style:name="N31">
      <number:day-of-week/>
      <number:text> </number:text>
      <number:day number:style="long"/>
      <number:text>/</number:text>
      <number:month number:textual="true"/>
      <number:text> </number:text>
      <number:year/>
    </number:dat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 chart:data-label-number="value" chart:data-label-text="false" chart:data-label-symbol="false"/>
    </style:style>
    <style:style style:name="ch5" style:family="chart" style:data-style-name="N3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31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7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11">
      <style:chart-properties chart:symbol-type="named-symbol" chart:symbol-name="square" chart:symbol-width="0.25cm" chart:symbol-height="0.25cm" chart:link-data-style-to-source="true" chart:data-label-number="value" chart:data-label-text="false" chart:data-label-symbol="fals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8.192cm" svg:height="21.197cm" xlink:href=".." xlink:type="simple" chart:class="chart:line" chart:style-name="ch1">
        <chart:subtitle svg:x="0cm" svg:y="0cm" chart:style-name="ch2">
          <text:p/>
        </chart:subtitle>
        <chart:legend chart:legend-position="end" svg:x="9.282cm" svg:y="4.24cm" style:legend-expansion="custom" chartooo:width="5.725cm" chartooo:height="1.276cm" style:legend-expansion-aspect-ratio="4.48667711598746" chart:style-name="ch3"/>
        <chart:plot-area chart:style-name="ch4" table:cell-range-address="Massachusetts.A8:Massachusetts.A40 Massachusetts.I1:Massachusetts.I1 Massachusetts.I8:Massachusetts.I40" chart:data-source-has-labels="both" svg:x="0.682cm" svg:y="0.222cm" svg:width="33.635cm" svg:height="20.783cm">
          <chartooo:coordinate-region svg:x="2.097cm" svg:y="0.421cm" svg:width="30.804cm" svg:height="18.408cm"/>
          <chart:axis chart:dimension="x" chart:name="primary-x" chart:style-name="ch5" chartooo:axis-type="auto">
            <chartooo:date-scale/>
            <chart:categories table:cell-range-address="Massachusetts.A8:Massachusetts.A40"/>
          </chart:axis>
          <chart:axis chart:dimension="x" chart:name="secondary-x" chart:style-name="ch6"/>
          <chart:axis chart:dimension="y" chart:name="primary-y" chart:style-name="ch7">
            <chart:grid chart:style-name="ch8" chart:class="major"/>
          </chart:axis>
          <chart:axis chart:dimension="y" chart:name="secondary-y" chart:style-name="ch9"/>
          <chart:series chart:attached-axis="secondary-y" chart:style-name="ch10" chart:values-cell-range-address="Massachusetts.I8:Massachusetts.I40" chart:label-cell-address="Massachusetts.I1:Massachusetts.I1" chart:class="chart:line">
            <chart:data-point chart:repeated="3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7-Day Avg Chg Case Grwth</text:p>
                <draw:g>
                  <svg:desc>Massachusetts.I1:Massachusetts.I1</svg:desc>
                </draw:g>
              </table:table-cell>
            </table:table-row>
          </table:table-header-rows>
          <table:table-rows>
            <table:table-row>
              <table:table-cell office:value-type="float" office:value="43900">
                <text:p>43900</text:p>
                <draw:g>
                  <svg:desc>Massachusetts.A8:Massachusetts.A40</svg:desc>
                </draw:g>
              </table:table-cell>
              <table:table-cell office:value-type="float" office:value="NaN">
                <text:p>NaN</text:p>
                <draw:g>
                  <svg:desc>Massachusetts.I8:Massachusetts.I40</svg:desc>
                </draw:g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0.171851296487994">
                <text:p>0.171851296487994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0.132193013221996">
                <text:p>0.132193013221996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0.105841292831143">
                <text:p>0.105841292831143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0.085802632508545">
                <text:p>0.085802632508545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0.0789659360943336">
                <text:p>0.0789659360943336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0.0771407373567758">
                <text:p>0.0771407373567758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0.0657323521630613">
                <text:p>0.0657323521630613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0.0699949109240567">
                <text:p>0.0699949109240567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0.0832062174702484">
                <text:p>0.0832062174702484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0.0927443304948101">
                <text:p>0.0927443304948101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0.100193811842314">
                <text:p>0.100193811842314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0.100689351417362">
                <text:p>0.100689351417362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0.0976563187230086">
                <text:p>0.0976563187230086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0.125044297033881">
                <text:p>0.125044297033881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0.153601962989095">
                <text:p>0.153601962989095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0.146080379563102">
                <text:p>0.146080379563102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0.143188459415109">
                <text:p>0.143188459415109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0.137893813580114">
                <text:p>0.137893813580114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0.116790696404817">
                <text:p>0.116790696404817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0.101032502968139">
                <text:p>0.101032502968139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0.0879003435406438">
                <text:p>0.0879003435406438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0.0808574298127089">
                <text:p>0.0808574298127089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0.0758114770338434">
                <text:p>0.0758114770338434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0.0727147053309378">
                <text:p>0.0727147053309378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0.0675722976494773">
                <text:p>0.0675722976494773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0.0569730646761952">
                <text:p>0.0569730646761952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0.0537513371333822">
                <text:p>0.0537513371333822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0.0504128998797151">
                <text:p>0.0504128998797151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0.0486351629060269">
                <text:p>0.04863516290602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2.2$Windows_X86_64 LibreOffice_project/4e471d8c02c9c90f512f7f9ead8875b57fcb1ec3</meta:generator>
  </office:meta>
</office:document-meta>
</file>

<file path=Object 3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number-style style:name="N126">
      <number:number number:decimal-places="8" loext:min-decimal-places="8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ignore" chart:sort-by-x-values="true" chart:right-angled-axes="true" chart:data-label-number="value" chart:data-label-text="false" chart:data-label-symbol="fals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2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26">
      <style:chart-properties chart:symbol-type="named-symbol" chart:symbol-name="square" chart:symbol-width="0.25cm" chart:symbol-height="0.25cm" chart:link-data-style-to-source="true" chart:data-label-number="value" chart:data-label-text="false" chart:data-label-symbol="fals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8.493cm" svg:height="21.649cm" xlink:href=".." xlink:type="simple" chart:class="chart:scatter" chart:style-name="ch1">
        <chart:title svg:x="17.258cm" svg:y="0.568cm" chart:style-name="ch2">
          <text:p>Normal Distribution</text:p>
        </chart:title>
        <chart:subtitle svg:x="16.781cm" svg:y="1.779cm" chart:style-name="ch3">
          <text:p>New Cases Massachusetts</text:p>
        </chart:subtitle>
        <chart:legend chart:legend-position="end" svg:x="7cm" svg:y="16.333cm" style:legend-expansion="custom" chartooo:width="3.628cm" chartooo:height="0.629cm" style:legend-expansion-aspect-ratio="5.76788553259142" chart:style-name="ch4"/>
        <chart:plot-area chart:style-name="ch5" table:cell-range-address="Massachusetts.O1:Massachusetts.P35" chart:data-source-has-labels="both" svg:x="4.144cm" svg:y="2.989cm" svg:width="33.974cm" svg:height="17.15cm">
          <chartooo:coordinate-region svg:x="5.056cm" svg:y="3.189cm" svg:width="32.69cm" svg:height="16.303cm"/>
          <chart:axis chart:dimension="x" chart:name="primary-x" chart:style-name="ch6" chartooo:axis-type="auto">
            <chart:title svg:x="20.24cm" svg:y="20.571cm" chart:style-name="ch7">
              <text:p>New Cases</text:p>
            </chart:title>
            <chart:categories table:cell-range-address="Massachusetts.P1:Massachusetts.P1"/>
          </chart:axis>
          <chart:axis chart:dimension="y" chart:name="primary-y" chart:style-name="ch8">
            <chart:title svg:x="2.445cm" svg:y="12.415cm" chart:style-name="ch9">
              <text:p>Norm. Dist.
x10,000</text:p>
            </chart:title>
            <chart:grid chart:style-name="ch10" chart:class="major"/>
          </chart:axis>
          <chart:series chart:style-name="ch11" chart:values-cell-range-address="Massachusetts.O2:Massachusetts.O35" chart:label-cell-address="Massachusetts.P1:Massachusetts.P1" chart:class="chart:scatter">
            <chart:domain table:cell-range-address="Massachusetts.P2:Massachusetts.P35"/>
            <chart:data-point chart:repeated="3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P</text:p>
              </table:table-cell>
              <table:table-cell office:value-type="string">
                <text:p>New Cases</text:p>
                <draw:g>
                  <svg:desc>Massachusetts.P1:Massachusetts.P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New Cases</text:p>
                <draw:g>
                  <svg:desc>Massachusetts.P1:Massachusetts.P1</svg:desc>
                </draw:g>
              </table:table-cell>
              <table:table-cell office:value-type="float" office:value="2">
                <text:p>2</text:p>
                <draw:g>
                  <svg:desc>Massachusetts.P2:Massachusetts.P35</svg:desc>
                </draw:g>
              </table:table-cell>
              <table:table-cell office:value-type="float" office:value="6.15951259982102">
                <text:p>6.15951259982102</text:p>
                <draw:g>
                  <svg:desc>Massachusetts.O2:Massachusetts.O35</svg:desc>
                </draw:g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6.14896173913859">
                <text:p>6.14896173913859</text:p>
              </table:table-cell>
            </table:table-row>
            <table:table-row>
              <table:table-cell office:value-type="string"/>
              <table:table-cell office:value-type="float" office:value="5">
                <text:p>5</text:p>
              </table:table-cell>
              <table:table-cell office:value-type="float" office:value="6.19110513244142">
                <text:p>6.19110513244142</text:p>
              </table:table-cell>
            </table:table-row>
            <table:table-row>
              <table:table-cell office:value-type="string"/>
              <table:table-cell office:value-type="float" office:value="5">
                <text:p>5</text:p>
              </table:table-cell>
              <table:table-cell office:value-type="float" office:value="6.19110513244142">
                <text:p>6.19110513244142</text:p>
              </table:table-cell>
            </table:table-row>
            <table:table-row>
              <table:table-cell office:value-type="string"/>
              <table:table-cell office:value-type="float" office:value="15">
                <text:p>15</text:p>
              </table:table-cell>
              <table:table-cell office:value-type="float" office:value="6.29572874862516">
                <text:p>6.29572874862516</text:p>
              </table:table-cell>
            </table:table-row>
            <table:table-row>
              <table:table-cell office:value-type="string"/>
              <table:table-cell office:value-type="float" office:value="13">
                <text:p>13</text:p>
              </table:table-cell>
              <table:table-cell office:value-type="float" office:value="6.27489163183534">
                <text:p>6.27489163183534</text:p>
              </table:table-cell>
            </table:table-row>
            <table:table-row>
              <table:table-cell office:value-type="string"/>
              <table:table-cell office:value-type="float" office:value="51">
                <text:p>51</text:p>
              </table:table-cell>
              <table:table-cell office:value-type="float" office:value="6.66211584690387">
                <text:p>6.66211584690387</text:p>
              </table:table-cell>
            </table:table-row>
            <table:table-row>
              <table:table-cell office:value-type="string"/>
              <table:table-cell office:value-type="float" office:value="3">
                <text:p>3</text:p>
              </table:table-cell>
              <table:table-cell office:value-type="float" office:value="6.17005352752616">
                <text:p>6.17005352752616</text:p>
              </table:table-cell>
            </table:table-row>
            <table:table-row>
              <table:table-cell office:value-type="string"/>
              <table:table-cell office:value-type="float" office:value="13">
                <text:p>13</text:p>
              </table:table-cell>
              <table:table-cell office:value-type="float" office:value="6.27489163183534">
                <text:p>6.27489163183534</text:p>
              </table:table-cell>
            </table:table-row>
            <table:table-row>
              <table:table-cell office:value-type="string"/>
              <table:table-cell office:value-type="float" office:value="15">
                <text:p>15</text:p>
              </table:table-cell>
              <table:table-cell office:value-type="float" office:value="6.29572874862516">
                <text:p>6.29572874862516</text:p>
              </table:table-cell>
            </table:table-row>
            <table:table-row>
              <table:table-cell office:value-type="string"/>
              <table:table-cell office:value-type="float" office:value="15">
                <text:p>15</text:p>
              </table:table-cell>
              <table:table-cell office:value-type="float" office:value="6.29572874862516">
                <text:p>6.29572874862516</text:p>
              </table:table-cell>
            </table:table-row>
            <table:table-row>
              <table:table-cell office:value-type="string"/>
              <table:table-cell office:value-type="float" office:value="26">
                <text:p>26</text:p>
              </table:table-cell>
              <table:table-cell office:value-type="float" office:value="6.40949314469227">
                <text:p>6.40949314469227</text:p>
              </table:table-cell>
            </table:table-row>
            <table:table-row>
              <table:table-cell office:value-type="string"/>
              <table:table-cell office:value-type="float" office:value="33">
                <text:p>33</text:p>
              </table:table-cell>
              <table:table-cell office:value-type="float" office:value="6.48110104533881">
                <text:p>6.48110104533881</text:p>
              </table:table-cell>
            </table:table-row>
            <table:table-row>
              <table:table-cell office:value-type="string"/>
              <table:table-cell office:value-type="float" office:value="21">
                <text:p>21</text:p>
              </table:table-cell>
              <table:table-cell office:value-type="float" office:value="6.35796276747799">
                <text:p>6.35796276747799</text:p>
              </table:table-cell>
            </table:table-row>
            <table:table-row>
              <table:table-cell office:value-type="string"/>
              <table:table-cell office:value-type="float" office:value="38">
                <text:p>38</text:p>
              </table:table-cell>
              <table:table-cell office:value-type="float" office:value="6.53184834410643">
                <text:p>6.53184834410643</text:p>
              </table:table-cell>
            </table:table-row>
            <table:table-row>
              <table:table-cell office:value-type="string"/>
              <table:table-cell office:value-type="float" office:value="70">
                <text:p>70</text:p>
              </table:table-cell>
              <table:table-cell office:value-type="float" office:value="6.84772852467406">
                <text:p>6.84772852467406</text:p>
              </table:table-cell>
            </table:table-row>
            <table:table-row>
              <table:table-cell office:value-type="string"/>
              <table:table-cell office:value-type="float" office:value="87">
                <text:p>87</text:p>
              </table:table-cell>
              <table:table-cell office:value-type="float" office:value="7.00843042941512">
                <text:p>7.00843042941512</text:p>
              </table:table-cell>
            </table:table-row>
            <table:table-row>
              <table:table-cell office:value-type="string"/>
              <table:table-cell office:value-type="float" office:value="112">
                <text:p>112</text:p>
              </table:table-cell>
              <table:table-cell office:value-type="float" office:value="7.23435396986656">
                <text:p>7.23435396986656</text:p>
              </table:table-cell>
            </table:table-row>
            <table:table-row>
              <table:table-cell office:value-type="string"/>
              <table:table-cell office:value-type="float" office:value="121">
                <text:p>121</text:p>
              </table:table-cell>
              <table:table-cell office:value-type="float" office:value="7.31237159556271">
                <text:p>7.31237159556271</text:p>
              </table:table-cell>
            </table:table-row>
            <table:table-row>
              <table:table-cell office:value-type="string"/>
              <table:table-cell office:value-type="float" office:value="131">
                <text:p>131</text:p>
              </table:table-cell>
              <table:table-cell office:value-type="float" office:value="7.39685124742442">
                <text:p>7.39685124742442</text:p>
              </table:table-cell>
            </table:table-row>
            <table:table-row>
              <table:table-cell office:value-type="string"/>
              <table:table-cell office:value-type="float" office:value="382">
                <text:p>382</text:p>
              </table:table-cell>
              <table:table-cell office:value-type="float" office:value="8.50394302242592">
                <text:p>8.50394302242592</text:p>
              </table:table-cell>
            </table:table-row>
            <table:table-row>
              <table:table-cell office:value-type="string"/>
              <table:table-cell office:value-type="float" office:value="679">
                <text:p>679</text:p>
              </table:table-cell>
              <table:table-cell office:value-type="float" office:value="6.92946698180357">
                <text:p>6.92946698180357</text:p>
              </table:table-cell>
            </table:table-row>
            <table:table-row>
              <table:table-cell office:value-type="string"/>
              <table:table-cell office:value-type="float" office:value="579">
                <text:p>579</text:p>
              </table:table-cell>
              <table:table-cell office:value-type="float" office:value="7.7638625504575">
                <text:p>7.7638625504575</text:p>
              </table:table-cell>
            </table:table-row>
            <table:table-row>
              <table:table-cell office:value-type="string"/>
              <table:table-cell office:value-type="float" office:value="823">
                <text:p>823</text:p>
              </table:table-cell>
              <table:table-cell office:value-type="float" office:value="5.43157774403701">
                <text:p>5.43157774403701</text:p>
              </table:table-cell>
            </table:table-row>
            <table:table-row>
              <table:table-cell office:value-type="string"/>
              <table:table-cell office:value-type="float" office:value="1017">
                <text:p>1017</text:p>
              </table:table-cell>
              <table:table-cell office:value-type="float" office:value="3.37072831430399">
                <text:p>3.37072831430399</text:p>
              </table:table-cell>
            </table:table-row>
            <table:table-row>
              <table:table-cell office:value-type="string"/>
              <table:table-cell office:value-type="float" office:value="698">
                <text:p>698</text:p>
              </table:table-cell>
              <table:table-cell office:value-type="float" office:value="6.74663208803823">
                <text:p>6.74663208803823</text:p>
              </table:table-cell>
            </table:table-row>
            <table:table-row>
              <table:table-cell office:value-type="string"/>
              <table:table-cell office:value-type="float" office:value="797">
                <text:p>797</text:p>
              </table:table-cell>
              <table:table-cell office:value-type="float" office:value="5.71546169818505">
                <text:p>5.71546169818505</text:p>
              </table:table-cell>
            </table:table-row>
            <table:table-row>
              <table:table-cell office:value-type="string"/>
              <table:table-cell office:value-type="float" office:value="868">
                <text:p>868</text:p>
              </table:table-cell>
              <table:table-cell office:value-type="float" office:value="4.93718726034103">
                <text:p>4.93718726034103</text:p>
              </table:table-cell>
            </table:table-row>
            <table:table-row>
              <table:table-cell office:value-type="string"/>
              <table:table-cell office:value-type="float" office:value="1118">
                <text:p>1118</text:p>
              </table:table-cell>
              <table:table-cell office:value-type="float" office:value="2.45725938281574">
                <text:p>2.45725938281574</text:p>
              </table:table-cell>
            </table:table-row>
            <table:table-row>
              <table:table-cell office:value-type="string"/>
              <table:table-cell office:value-type="float" office:value="1228">
                <text:p>1228</text:p>
              </table:table-cell>
              <table:table-cell office:value-type="float" office:value="1.65212989720724">
                <text:p>1.65212989720724</text:p>
              </table:table-cell>
            </table:table-row>
            <table:table-row>
              <table:table-cell office:value-type="string"/>
              <table:table-cell office:value-type="float" office:value="1436">
                <text:p>1436</text:p>
              </table:table-cell>
              <table:table-cell office:value-type="float" office:value="0.671077657683452">
                <text:p>0.671077657683452</text:p>
              </table:table-cell>
            </table:table-row>
            <table:table-row>
              <table:table-cell office:value-type="string"/>
              <table:table-cell office:value-type="float" office:value="1334">
                <text:p>1334</text:p>
              </table:table-cell>
              <table:table-cell office:value-type="float" office:value="1.06982984344288">
                <text:p>1.06982984344288</text:p>
              </table:table-cell>
            </table:table-row>
            <table:table-row>
              <table:table-cell office:value-type="string"/>
              <table:table-cell office:value-type="float" office:value="764">
                <text:p>764</text:p>
              </table:table-cell>
              <table:table-cell office:value-type="float" office:value="6.07033004280088">
                <text:p>6.07033004280088</text:p>
              </table:table-cell>
            </table:table-row>
            <table:table-row>
              <table:table-cell office:value-type="string"/>
              <table:table-cell office:value-type="float" office:value="1337">
                <text:p>1337</text:p>
              </table:table-cell>
              <table:table-cell office:value-type="float" office:value="1.3463677621916">
                <text:p>1.346367762191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2.2$Windows_X86_64 LibreOffice_project/4e471d8c02c9c90f512f7f9ead8875b57fcb1ec3</meta:generator>
  </office:meta>
</office:document-meta>
</file>

<file path=Object 4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5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subtitle svg:x="0cm" svg:y="0cm" chart:style-name="ch2">
          <text:p/>
        </chart:subtitle>
        <chart:legend chart:legend-position="end" svg:x="11.613cm" svg:y="4.201cm" style:legend-expansion="high" chart:style-name="ch3"/>
        <chart:plot-area chart:style-name="ch4" table:cell-range-address="Massachusetts.Q2:Massachusetts.Q35 Massachusetts.T1:Massachusetts.T35" chart:data-source-has-labels="row" svg:x="0.32cm" svg:y="0.18cm" svg:width="10.973cm" svg:height="8.64cm">
          <chartooo:coordinate-region svg:x="1.232cm" svg:y="0.379cm" svg:width="9.596cm" svg:height="7.794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Massachusetts.T2:Massachusetts.T35" chart:label-cell-address="Massachusetts.T1:Massachusetts.T1" chart:class="chart:scatter">
            <chart:domain table:cell-range-address="Massachusetts.Q2:Massachusetts.Q35"/>
            <chart:data-point chart:repeated="3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Q</text:p>
              </table:table-cell>
              <table:table-cell office:value-type="string">
                <text:p>Tot Case Norm Dist</text:p>
                <draw:g>
                  <svg:desc>Massachusetts.T1:Massachusetts.T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Massachusetts.Q2:Massachusetts.Q35</svg:desc>
                </draw:g>
              </table:table-cell>
              <table:table-cell office:value-type="float" office:value="0.58699146137551">
                <text:p>0.58699146137551</text:p>
                <draw:g>
                  <svg:desc>Massachusetts.T2:Massachusetts.T3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0.587078930588748">
                <text:p>0.58707893058874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0.587516132671321">
                <text:p>0.58751613267132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">
                <text:p>13</text:p>
              </table:table-cell>
              <table:table-cell office:value-type="float" office:value="0.587953094032432">
                <text:p>0.58795309403243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8">
                <text:p>28</text:p>
              </table:table-cell>
              <table:table-cell office:value-type="float" office:value="0.589262523575711">
                <text:p>0.58926252357571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1">
                <text:p>41</text:p>
              </table:table-cell>
              <table:table-cell office:value-type="float" office:value="0.590395581315194">
                <text:p>0.59039558131519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2">
                <text:p>92</text:p>
              </table:table-cell>
              <table:table-cell office:value-type="float" office:value="0.594824330754956">
                <text:p>0.59482433075495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5">
                <text:p>95</text:p>
              </table:table-cell>
              <table:table-cell office:value-type="float" office:value="0.595084020484013">
                <text:p>0.59508402048401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8">
                <text:p>108</text:p>
              </table:table-cell>
              <table:table-cell office:value-type="float" office:value="0.596208264473748">
                <text:p>0.59620826447374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3">
                <text:p>123</text:p>
              </table:table-cell>
              <table:table-cell office:value-type="float" office:value="0.59750327426971">
                <text:p>0.5975032742697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38">
                <text:p>138</text:p>
              </table:table-cell>
              <table:table-cell office:value-type="float" office:value="0.598795906130518">
                <text:p>0.59879590613051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64">
                <text:p>164</text:p>
              </table:table-cell>
              <table:table-cell office:value-type="float" office:value="0.601030753657412">
                <text:p>0.60103075365741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97">
                <text:p>197</text:p>
              </table:table-cell>
              <table:table-cell office:value-type="float" office:value="0.6038566576934">
                <text:p>0.603856657693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18">
                <text:p>218</text:p>
              </table:table-cell>
              <table:table-cell office:value-type="float" office:value="0.605648643619737">
                <text:p>0.60564864361973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56">
                <text:p>256</text:p>
              </table:table-cell>
              <table:table-cell office:value-type="float" office:value="0.608878515717147">
                <text:p>0.60887851571714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26">
                <text:p>326</text:p>
              </table:table-cell>
              <table:table-cell office:value-type="float" office:value="0.614783897101459">
                <text:p>0.61478389710145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13">
                <text:p>413</text:p>
              </table:table-cell>
              <table:table-cell office:value-type="float" office:value="0.622039638859844">
                <text:p>0.62203963885984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25">
                <text:p>525</text:p>
              </table:table-cell>
              <table:table-cell office:value-type="float" office:value="0.631235506057529">
                <text:p>0.63123550605752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46">
                <text:p>646</text:p>
              </table:table-cell>
              <table:table-cell office:value-type="float" office:value="0.640974948966356">
                <text:p>0.64097494896635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77">
                <text:p>777</text:p>
              </table:table-cell>
              <table:table-cell office:value-type="float" office:value="0.651274489975575">
                <text:p>0.65127448997557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159">
                <text:p>1159</text:p>
              </table:table-cell>
              <table:table-cell office:value-type="float" office:value="0.679692222577995">
                <text:p>0.67969222257799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838">
                <text:p>1838</text:p>
              </table:table-cell>
              <table:table-cell office:value-type="float" office:value="0.723193339643396">
                <text:p>0.72319333964339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417">
                <text:p>2417</text:p>
              </table:table-cell>
              <table:table-cell office:value-type="float" office:value="0.751856363957645">
                <text:p>0.75185636395764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240">
                <text:p>3240</text:p>
              </table:table-cell>
              <table:table-cell office:value-type="float" office:value="0.777098032370139">
                <text:p>0.77709803237013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257">
                <text:p>4257</text:p>
              </table:table-cell>
              <table:table-cell office:value-type="float" office:value="0.780803658713444">
                <text:p>0.78080365871344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955">
                <text:p>4955</text:p>
              </table:table-cell>
              <table:table-cell office:value-type="float" office:value="0.765499605682913">
                <text:p>0.76549960568291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752">
                <text:p>5752</text:p>
              </table:table-cell>
              <table:table-cell office:value-type="float" office:value="0.731409165646706">
                <text:p>0.73140916564670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620">
                <text:p>6620</text:p>
              </table:table-cell>
              <table:table-cell office:value-type="float" office:value="0.676896746204332">
                <text:p>0.67689674620433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738">
                <text:p>7738</text:p>
              </table:table-cell>
              <table:table-cell office:value-type="float" office:value="0.586976024637317">
                <text:p>0.58697602463731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8966">
                <text:p>8966</text:p>
              </table:table-cell>
              <table:table-cell office:value-type="float" office:value="0.474816553723841">
                <text:p>0.47481655372384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0402">
                <text:p>10402</text:p>
              </table:table-cell>
              <table:table-cell office:value-type="float" office:value="0.344213246044355">
                <text:p>0.34421324604435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1736">
                <text:p>11736</text:p>
              </table:table-cell>
              <table:table-cell office:value-type="float" office:value="0.237759446569014">
                <text:p>0.23775944656901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2500">
                <text:p>12500</text:p>
              </table:table-cell>
              <table:table-cell office:value-type="float" office:value="0.186508528079503">
                <text:p>0.18650852807950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3837">
                <text:p>13837</text:p>
              </table:table-cell>
              <table:table-cell office:value-type="float" office:value="0.115525938243979">
                <text:p>0.115525938243979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2.2$Windows_X86_64 LibreOffice_project/4e471d8c02c9c90f512f7f9ead8875b57fcb1ec3</meta:generator>
  </office:meta>
</office:document-meta>
</file>

<file path=Object 5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6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date-style style:name="N31">
      <number:day-of-week/>
      <number:text> </number:text>
      <number:day number:style="long"/>
      <number:text>/</number:text>
      <number:month number:textual="true"/>
      <number:text> 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treat-empty-cells="leave-gap" chart:right-angled-axes="true"/>
    </style:style>
    <style:style style:name="ch6" style:family="chart" style:data-style-name="N31">
      <style:chart-properties chart:display-label="true" chart:logarithmic="false" chart:reverse-direction="false" text:line-break="false" loext:try-staggering-first="false" chart:link-data-style-to-source="true" chart:axis-position="0" style:rotation-angle="27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671cm" svg:height="18.568cm" xlink:href=".." xlink:type="simple" chart:class="chart:bar" chart:style-name="ch1">
        <chart:title svg:x="8.098cm" svg:y="0.507cm" chart:style-name="ch2">
          <text:p>Massachusetts New Case Counts By Day</text:p>
        </chart:title>
        <chart:subtitle svg:x="10.889cm" svg:y="1.657cm" chart:style-name="ch3">
          <text:p>Weekend Effect</text:p>
        </chart:subtitle>
        <chart:legend chart:legend-position="end" svg:x="6.053cm" svg:y="6.783cm" style:legend-expansion="custom" chartooo:width="2.291cm" chartooo:height="0.598cm" style:legend-expansion-aspect-ratio="3.83110367892977" chart:style-name="ch4"/>
        <chart:plot-area chart:style-name="ch5" table:cell-range-address="Massachusetts.A2:Massachusetts.A40 Massachusetts.C1:Massachusetts.C40" chart:data-source-has-labels="both" svg:x="1.504cm" svg:y="2.711cm" svg:width="20.172cm" svg:height="15.278cm">
          <chartooo:coordinate-region svg:x="2.496cm" svg:y="2.91cm" svg:width="19.18cm" svg:height="12.499cm"/>
          <chart:axis chart:dimension="x" chart:name="primary-x" chart:style-name="ch6" chartooo:axis-type="auto">
            <chartooo:date-scale/>
            <chart:title svg:x="11.242cm" svg:y="18.008cm" chart:style-name="ch7">
              <text:p>Day</text:p>
            </chart:title>
            <chart:categories table:cell-range-address="Massachusetts.A2:Massachusetts.A40"/>
          </chart:axis>
          <chart:axis chart:dimension="y" chart:name="primary-y" chart:style-name="ch8">
            <chart:title svg:x="0.451cm" svg:y="11.241cm" chart:style-name="ch9">
              <text:p>New Cases</text:p>
            </chart:title>
            <chart:grid chart:style-name="ch10" chart:class="major"/>
          </chart:axis>
          <chart:series chart:style-name="ch11" chart:values-cell-range-address="Massachusetts.C2:Massachusetts.C40" chart:label-cell-address="Massachusetts.C1:Massachusetts.C1" chart:class="chart:bar">
            <chart:data-point chart:repeated="3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ew Cases</text:p>
                <draw:g>
                  <svg:desc>Massachusetts.C1:Massachusetts.C1</svg:desc>
                </draw:g>
              </table:table-cell>
            </table:table-row>
          </table:table-header-rows>
          <table:table-rows>
            <table:table-row>
              <table:table-cell office:value-type="float" office:value="43894">
                <text:p>43894</text:p>
                <draw:g>
                  <svg:desc>Massachusetts.A2:Massachusetts.A40</svg:desc>
                </draw:g>
              </table:table-cell>
              <table:table-cell office:value-type="float" office:value="2">
                <text:p>2</text:p>
                <draw:g>
                  <svg:desc>Massachusetts.C2:Massachusetts.C40</svg:desc>
                </draw:g>
              </table:table-cell>
            </table:table-row>
            <table:table-row>
              <table:table-cell office:value-type="float" office:value="43895">
                <text:p>4389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896">
                <text:p>4389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382">
                <text:p>382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679">
                <text:p>679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579">
                <text:p>579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823">
                <text:p>823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1017">
                <text:p>1017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698">
                <text:p>698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797">
                <text:p>797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868">
                <text:p>868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1118">
                <text:p>1118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1228">
                <text:p>1228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1436">
                <text:p>1436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1334">
                <text:p>1334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764">
                <text:p>764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1337">
                <text:p>1337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1365">
                <text:p>1365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1588">
                <text:p>15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2.2$Windows_X86_64 LibreOffice_project/4e471d8c02c9c90f512f7f9ead8875b57fcb1ec3</meta:generator>
  </office:meta>
</office:document-meta>
</file>

<file path=Object 6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